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weight="bold" style:font-weight-asian="bold" fo:color="#0000FF"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style:text-position="super 62.5%" fo:font-size="8pt" style:font-size-asian="8pt" style:font-size-complex="8pt" fo:language="en" fo:country="US"/>
    </style:style>
    <style:style style:name="T243" style:parent-style-name="DefaultParagraphFont" style:family="text">
      <style:text-properties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style:font-weight-complex="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weight="bold" style:font-weight-asian="bold" fo:color="#7F6000"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style:font-weight-complex="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style:font-weight-complex="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weight="bold" style:font-weight-asian="bold" fo:font-size="8pt" style:font-size-asian="8pt" style:font-size-complex="8pt" fo:language="en" fo:country="US"/>
    </style:style>
    <style:style style:name="T267" style:parent-style-name="DefaultParagraphFont" style:family="text">
      <style:text-properties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weight="bold" style:font-weight-asian="bold" fo:font-size="8pt" style:font-size-asian="8pt" style:font-size-complex="8pt" fo:language="en" fo:country="US"/>
    </style:style>
    <style:style style:name="T270" style:parent-style-name="DefaultParagraphFont" style:family="text">
      <style:text-properties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weight="bold" style:font-weight-asian="bold" fo:font-size="8pt" style:font-size-asian="8pt" style:font-size-complex="8pt" fo:language="en" fo:country="US"/>
    </style:style>
    <style:style style:name="T273" style:parent-style-name="DefaultParagraphFont" style:family="text">
      <style:text-properties fo:font-size="8pt" style:font-size-asian="8pt" style:font-size-complex="8pt" fo:language="en" fo:country="US"/>
    </style:style>
    <style:style style:name="T274" style:parent-style-name="DefaultParagraphFont" style:family="text">
      <style:text-properties fo:font-weight="bold" style:font-weight-asian="bold" fo:font-size="8pt" style:font-size-asian="8pt" style:font-size-complex="8pt" fo:language="en" fo:country="US"/>
    </style:style>
    <style:style style:name="T275" style:parent-style-name="DefaultParagraphFont" style:family="text">
      <style:text-properties fo:font-size="8pt" style:font-size-asian="8pt" style:font-size-complex="8pt" fo:language="en" fo:country="US"/>
    </style:style>
    <style:style style:name="T276" style:parent-style-name="DefaultParagraphFont" style:family="text">
      <style:text-properties fo:font-weight="bold" style:font-weight-asian="bold" fo:font-size="8pt" style:font-size-asian="8pt" style:font-size-complex="8pt" fo:language="en" fo:country="US"/>
    </style:style>
    <style:style style:name="T277" style:parent-style-name="DefaultParagraphFont" style:family="text">
      <style:text-properties fo:font-weight="bold" style:font-weight-asian="bold" fo:font-size="8pt" style:font-size-asian="8pt" style:font-size-complex="8pt" fo:language="en" fo:country="US"/>
    </style:style>
    <style:style style:name="T278" style:parent-style-name="DefaultParagraphFont" style:family="text">
      <style:text-properties fo:font-size="8pt" style:font-size-asian="8pt" style:font-size-complex="8pt" fo:language="en" fo:country="US"/>
    </style:style>
    <style:style style:name="T279" style:parent-style-name="DefaultParagraphFont" style:family="text">
      <style:text-properties fo:font-weight="bold" style:font-weight-asian="bold" fo:font-size="8pt" style:font-size-asian="8pt" style:font-size-complex="8pt" fo:language="en" fo:country="US"/>
    </style:style>
    <style:style style:name="T280" style:parent-style-name="DefaultParagraphFont" style:family="text">
      <style:text-properties fo:font-weight="bold" style:font-weight-asian="bold" fo:color="#980000" fo:font-size="8pt" style:font-size-asian="8pt" style:font-size-complex="8pt" fo:language="en" fo:country="US"/>
    </style:style>
    <style:style style:name="T281" style:parent-style-name="DefaultParagraphFont" style:family="text">
      <style:text-properties fo:font-weight="bold" style:font-weight-asian="bold" style:font-weight-complex="bold" fo:font-size="8pt" style:font-size-asian="8pt" style:font-size-complex="8pt" fo:language="en" fo:country="US"/>
    </style:style>
    <style:style style:name="T282" style:parent-style-name="DefaultParagraphFont" style:family="text">
      <style:text-properties fo:font-weight="bold" style:font-weight-asian="bold" fo:font-size="8pt" style:font-size-asian="8pt" style:font-size-complex="8pt" fo:language="en" fo:country="US"/>
    </style:style>
    <style:style style:name="T283" style:parent-style-name="DefaultParagraphFont" style:family="text">
      <style:text-properties fo:font-size="8pt" style:font-size-asian="8pt" style:font-size-complex="8pt" fo:language="en" fo:country="US"/>
    </style:style>
    <style:style style:name="T284" style:parent-style-name="DefaultParagraphFont" style:family="text">
      <style:text-properties fo:font-weight="bold" style:font-weight-asian="bold" fo:font-size="8pt" style:font-size-asian="8pt" style:font-size-complex="8pt" fo:language="en" fo:country="US"/>
    </style:style>
    <style:style style:name="T285" style:parent-style-name="DefaultParagraphFont" style:family="text">
      <style:text-properties fo:font-weight="bold" style:font-weight-asian="bold" fo:font-size="8pt" style:font-size-asian="8pt" style:font-size-complex="8pt" fo:language="en" fo:country="US"/>
    </style:style>
    <style:style style:name="T286" style:parent-style-name="DefaultParagraphFont" style:family="text">
      <style:text-properties fo:font-size="8pt" style:font-size-asian="8pt" style:font-size-complex="8pt" fo:language="en" fo:country="US"/>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weight="bold" style:font-weight-asian="bold" fo:font-size="8pt" style:font-size-asian="8pt" style:font-size-complex="8pt" fo:language="en" fo:country="US"/>
    </style:style>
    <style:style style:name="T289" style:parent-style-name="DefaultParagraphFont" style:family="text">
      <style:text-properties fo:font-size="8pt" style:font-size-asian="8pt" style:font-size-complex="8pt" fo:language="en" fo:country="US"/>
    </style:style>
    <style:style style:name="T290" style:parent-style-name="DefaultParagraphFont" style:family="text">
      <style:text-properties fo:font-weight="bold" style:font-weight-asian="bold" fo:font-size="8pt" style:font-size-asian="8pt" style:font-size-complex="8pt" fo:language="en" fo:country="US"/>
    </style:style>
    <style:style style:name="T291" style:parent-style-name="DefaultParagraphFont" style:family="text">
      <style:text-properties fo:font-weight="bold" style:font-weight-asian="bold" style:font-weight-complex="bold" fo:font-size="8pt" style:font-size-asian="8pt" style:font-size-complex="8pt" fo:language="en" fo:country="US"/>
    </style:style>
    <style:style style:name="T292" style:parent-style-name="DefaultParagraphFont" style:family="text">
      <style:text-properties fo:font-style="italic" style:font-style-asian="italic" style:font-style-complex="italic" fo:font-size="8pt" style:font-size-asian="8pt" style:font-size-complex="8pt" fo:language="en" fo:country="US"/>
    </style:style>
    <style:style style:name="P293" style:parent-style-name="normal1" style:family="paragraph">
      <style:text-properties fo:language="en" fo:country="US"/>
    </style:style>
    <style:style style:name="P294" style:parent-style-name="normal1" style:family="paragraph">
      <style:text-properties fo:language="en" fo:country="US"/>
    </style:style>
    <style:style style:name="P295" style:parent-style-name="normal1" style:family="paragraph">
      <style:text-properties fo:color="#980000" fo:font-size="8pt" style:font-size-asian="8pt" style:font-size-complex="8pt" fo:language="en" fo:country="US"/>
    </style:style>
    <style:style style:name="P296" style:parent-style-name="normal1" style:family="paragraph">
      <style:paragraph-properties fo:margin-left="0.5in">
        <style:tab-stops/>
      </style:paragraph-properties>
      <style:text-properties fo:font-size="8pt" style:font-size-asian="8pt" style:font-size-complex="8pt" fo:language="en" fo:country="US"/>
    </style:style>
    <style:style style:name="P297" style:parent-style-name="normal1" style:family="paragraph">
      <style:paragraph-properties fo:margin-left="0.5in">
        <style:tab-stops/>
      </style:paragraph-properties>
      <style:text-properties fo:font-size="8pt" style:font-size-asian="8pt" style:font-size-complex="8pt" fo:language="en" fo:country="US"/>
    </style:style>
    <style:style style:name="P298" style:parent-style-name="normal1" style:family="paragraph">
      <style:paragraph-properties fo:margin-left="0.5in">
        <style:tab-stops/>
      </style:paragraph-properties>
      <style:text-properties fo:font-size="8pt" style:font-size-asian="8pt" style:font-size-complex="8pt" fo:language="en" fo:country="US"/>
    </style:style>
    <style:style style:name="P299" style:parent-style-name="normal1" style:family="paragraph">
      <style:text-properties fo:font-size="8pt" style:font-size-asian="8pt" style:font-size-complex="8pt" fo:language="en" fo:country="US"/>
    </style:style>
    <style:style style:name="P300" style:parent-style-name="normal1" style:family="paragraph">
      <style:text-properties fo:font-size="8pt" style:font-size-asian="8pt" style:font-size-complex="8pt" fo:language="en" fo:country="US"/>
    </style:style>
    <style:style style:name="P301" style:parent-style-name="Heading3" style:family="paragraph">
      <style:paragraph-properties fo:keep-with-next="auto" fo:keep-together="auto" fo:margin-top="0.1944in" fo:margin-bottom="0in"/>
    </style:style>
    <style:style style:name="T302" style:parent-style-name="DefaultParagraphFont" style:family="text">
      <style:text-properties fo:font-weight="bold" style:font-weight-asian="bold" fo:color="#000000" fo:font-size="20pt" style:font-size-asian="20pt" style:font-size-complex="20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Heading3" style:family="paragraph">
      <style:paragraph-properties fo:keep-with-next="auto" fo:keep-together="auto" fo:margin-top="0.1944in" fo:margin-bottom="0in"/>
    </style:style>
    <style:style style:name="T305" style:parent-style-name="DefaultParagraphFont" style:family="text">
      <style:text-properties fo:color="#000000" fo:font-size="11pt" style:font-size-asian="11pt" style:font-size-complex="11pt" fo:language="en" fo:country="US"/>
    </style:style>
    <style:style style:name="T306" style:parent-style-name="DefaultParagraphFont" style:family="text">
      <style:text-properties fo:font-size="8pt" style:font-size-asian="8pt" style:font-size-complex="8pt" fo:language="en" fo:country="US"/>
    </style:style>
    <style:style style:name="P307" style:parent-style-name="normal1" style:family="paragraph">
      <style:paragraph-properties fo:margin-top="0.1666in" fo:line-height="100%"/>
    </style:style>
    <style:style style:name="T308" style:parent-style-name="DefaultParagraphFont" style:family="text">
      <style:text-properties fo:font-weight="bold" style:font-weight-asian="bold" fo:font-size="8pt" style:font-size-asian="8pt" style:font-size-complex="8pt" fo:language="en" fo:country="US"/>
    </style:style>
    <style:style style:name="T309" style:parent-style-name="DefaultParagraphFont" style:family="text">
      <style:text-properties fo:font-size="8pt" style:font-size-asian="8pt" style:font-size-complex="8pt" fo:language="en" fo:country="US"/>
    </style:style>
    <style:style style:name="T310" style:parent-style-name="DefaultParagraphFont" style:family="text">
      <style:text-properties fo:font-weight="bold" style:font-weight-asian="bold" fo:font-size="8pt" style:font-size-asian="8pt" style:font-size-complex="8pt" fo:language="en" fo:country="US"/>
    </style:style>
    <style:style style:name="T311" style:parent-style-name="DefaultParagraphFont" style:family="text">
      <style:text-properties fo:font-size="8pt" style:font-size-asian="8pt" style:font-size-complex="8pt" fo:language="en" fo:country="US"/>
    </style:style>
    <style:style style:name="P312" style:parent-style-name="normal1" style:family="paragraph">
      <style:paragraph-properties fo:line-height="100%"/>
    </style:style>
    <style:style style:name="T313" style:parent-style-name="DefaultParagraphFont" style:family="text">
      <style:text-properties fo:font-weight="bold" style:font-weight-asian="bold" fo:font-size="8pt" style:font-size-asian="8pt" style:font-size-complex="8pt" fo:language="en" fo:country="US"/>
    </style:style>
    <style:style style:name="T314" style:parent-style-name="DefaultParagraphFont" style:family="text">
      <style:text-properties fo:font-size="8pt" style:font-size-asian="8pt" style:font-size-complex="8pt" fo:language="en" fo:country="US"/>
    </style:style>
    <style:style style:name="T315" style:parent-style-name="DefaultParagraphFont" style:family="text">
      <style:text-properties fo:font-weight="bold" style:font-weight-asian="bold" fo:font-size="8pt" style:font-size-asian="8pt" style:font-size-complex="8pt" fo:language="en" fo:country="US"/>
    </style:style>
    <style:style style:name="T316" style:parent-style-name="DefaultParagraphFont" style:family="text">
      <style:text-properties fo:font-size="8pt" style:font-size-asian="8pt" style:font-size-complex="8pt" fo:language="en" fo:country="US"/>
    </style:style>
    <style:style style:name="P317" style:parent-style-name="normal1" style:family="paragraph">
      <style:paragraph-properties fo:line-height="100%"/>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T320" style:parent-style-name="DefaultParagraphFont" style:family="text">
      <style:text-properties fo:font-weight="bold" style:font-weight-asian="bold" fo:font-size="8pt" style:font-size-asian="8pt" style:font-size-complex="8pt" fo:language="en" fo:country="US"/>
    </style:style>
    <style:style style:name="T321" style:parent-style-name="DefaultParagraphFont" style:family="text">
      <style:text-properties fo:font-size="8pt" style:font-size-asian="8pt" style:font-size-complex="8pt" fo:language="en" fo:country="US"/>
    </style:style>
    <style:style style:name="P322" style:parent-style-name="normal1" style:family="paragraph">
      <style:paragraph-properties fo:margin-bottom="0.1666in" fo:line-height="100%"/>
    </style:style>
    <style:style style:name="T323" style:parent-style-name="DefaultParagraphFont" style:family="text">
      <style:text-properties fo:font-weight="bold" style:font-weight-asian="bold" fo:font-size="8pt" style:font-size-asian="8pt" style:font-size-complex="8pt" fo:language="en" fo:country="US"/>
    </style:style>
    <style:style style:name="T324" style:parent-style-name="DefaultParagraphFont" style:family="text">
      <style:text-properties fo:font-size="8pt" style:font-size-asian="8pt" style:font-size-complex="8pt" fo:language="en" fo:country="US"/>
    </style:style>
    <style:style style:name="P325"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26" style:parent-style-name="Heading3" style:family="paragraph">
      <style:paragraph-properties fo:keep-with-next="auto" fo:keep-together="auto" fo:margin-top="0.1944in" fo:margin-bottom="0in"/>
    </style:style>
    <style:style style:name="T327" style:parent-style-name="DefaultParagraphFont" style:family="text">
      <style:text-properties fo:color="#000000" fo:font-size="12pt" style:font-size-asian="12pt" style:font-size-complex="12pt" fo:language="en" fo:country="US"/>
    </style:style>
    <style:style style:name="T328" style:parent-style-name="DefaultParagraphFont" style:family="text">
      <style:text-properties fo:font-size="8pt" style:font-size-asian="8pt" style:font-size-complex="8pt" fo:language="en" fo:country="US"/>
    </style:style>
    <style:style style:name="P329" style:parent-style-name="normal1" style:family="paragraph">
      <style:paragraph-properties fo:margin-top="0.1666in" fo:line-height="100%"/>
    </style:style>
    <style:style style:name="T330" style:parent-style-name="DefaultParagraphFont" style:family="text">
      <style:text-properties fo:font-weight="bold" style:font-weight-asian="bold" fo:font-size="8pt" style:font-size-asian="8pt" style:font-size-complex="8pt" fo:language="en" fo:country="US"/>
    </style:style>
    <style:style style:name="T331" style:parent-style-name="DefaultParagraphFont" style:family="text">
      <style:text-properties fo:font-size="8pt" style:font-size-asian="8pt" style:font-size-complex="8pt" fo:language="en" fo:country="US"/>
    </style:style>
    <style:style style:name="T332" style:parent-style-name="DefaultParagraphFont" style:family="text">
      <style:text-properties fo:font-weight="bold" style:font-weight-asian="bold" fo:font-size="8pt" style:font-size-asian="8pt" style:font-size-complex="8pt" fo:language="en" fo:country="US"/>
    </style:style>
    <style:style style:name="T333" style:parent-style-name="DefaultParagraphFont" style:family="text">
      <style:text-properties fo:font-size="8pt" style:font-size-asian="8pt" style:font-size-complex="8pt" fo:language="en" fo:country="US"/>
    </style:style>
    <style:style style:name="P334" style:parent-style-name="normal1" style:family="paragraph">
      <style:paragraph-properties fo:line-height="100%"/>
    </style:style>
    <style:style style:name="T335" style:parent-style-name="DefaultParagraphFont" style:family="text">
      <style:text-properties fo:font-weight="bold" style:font-weight-asian="bold" fo:font-size="8pt" style:font-size-asian="8pt" style:font-size-complex="8pt" fo:language="en" fo:country="US"/>
    </style:style>
    <style:style style:name="T336" style:parent-style-name="DefaultParagraphFont" style:family="text">
      <style:text-properties fo:font-size="8pt" style:font-size-asian="8pt" style:font-size-complex="8pt" fo:language="en" fo:country="US"/>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P341" style:parent-style-name="normal1" style:family="paragraph">
      <style:paragraph-properties fo:line-height="100%"/>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T346" style:parent-style-name="DefaultParagraphFont" style:family="text">
      <style:text-properties fo:font-weight="bold" style:font-weight-asian="bold" fo:font-size="8pt" style:font-size-asian="8pt" style:font-size-complex="8pt" fo:language="en" fo:country="US"/>
    </style:style>
    <style:style style:name="T347" style:parent-style-name="DefaultParagraphFont" style:family="text">
      <style:text-properties fo:font-size="8pt" style:font-size-asian="8pt" style:font-size-complex="8pt" fo:language="en" fo:country="US"/>
    </style:style>
    <style:style style:name="P348" style:parent-style-name="normal1" style:family="paragraph">
      <style:paragraph-properties fo:line-height="100%"/>
    </style:style>
    <style:style style:name="T349" style:parent-style-name="DefaultParagraphFont" style:family="text">
      <style:text-properties fo:font-weight="bold" style:font-weight-asian="bold" fo:font-size="8pt" style:font-size-asian="8pt" style:font-size-complex="8pt"/>
    </style:style>
    <style:style style:name="T350" style:parent-style-name="DefaultParagraphFont" style:family="text">
      <style:text-properties fo:font-size="8pt" style:font-size-asian="8pt" style:font-size-complex="8pt"/>
    </style:style>
    <style:style style:name="P351" style:parent-style-name="normal1" style:family="paragraph">
      <style:paragraph-properties fo:margin-bottom="0.1666in" fo:line-height="100%"/>
    </style:style>
    <style:style style:name="T352" style:parent-style-name="DefaultParagraphFont" style:family="text">
      <style:text-properties fo:font-weight="bold" style:font-weight-asian="bold" fo:font-size="8pt" style:font-size-asian="8pt" style:font-size-complex="8pt" fo:language="en" fo:country="US"/>
    </style:style>
    <style:style style:name="T353" style:parent-style-name="DefaultParagraphFont" style:family="text">
      <style:text-properties fo:font-size="8pt" style:font-size-asian="8pt" style:font-size-complex="8pt" fo:language="en" fo:country="US"/>
    </style:style>
    <style:style style:name="P354" style:parent-style-name="Heading3" style:family="paragraph">
      <style:paragraph-properties fo:keep-with-next="auto" fo:keep-together="auto" fo:margin-top="0.1944in" fo:margin-bottom="0in"/>
    </style:style>
    <style:style style:name="T355" style:parent-style-name="DefaultParagraphFont" style:family="text">
      <style:text-properties fo:color="#000000" fo:font-size="12pt" style:font-size-asian="12pt" style:font-size-complex="12pt" fo:language="en" fo:country="US"/>
    </style:style>
    <style:style style:name="T356" style:parent-style-name="DefaultParagraphFont" style:family="text">
      <style:text-properties fo:font-size="8pt" style:font-size-asian="8pt" style:font-size-complex="8pt" fo:language="en" fo:country="US"/>
    </style:style>
    <style:style style:name="P357" style:parent-style-name="normal1" style:family="paragraph">
      <style:paragraph-properties fo:margin-top="0.1666in" fo:line-height="100%"/>
    </style:style>
    <style:style style:name="T358" style:parent-style-name="DefaultParagraphFont" style:family="text">
      <style:text-properties fo:font-weight="bold" style:font-weight-asian="bold" fo:font-size="8pt" style:font-size-asian="8pt" style:font-size-complex="8pt" fo:language="en" fo:country="US"/>
    </style:style>
    <style:style style:name="T359" style:parent-style-name="DefaultParagraphFont" style:family="text">
      <style:text-properties fo:font-size="8pt" style:font-size-asian="8pt" style:font-size-complex="8pt" fo:language="en" fo:country="US"/>
    </style:style>
    <style:style style:name="T360" style:parent-style-name="DefaultParagraphFont" style:family="text">
      <style:text-properties fo:font-weight="bold" style:font-weight-asian="bold" fo:font-size="8pt" style:font-size-asian="8pt" style:font-size-complex="8pt" fo:language="en" fo:country="US"/>
    </style:style>
    <style:style style:name="T361" style:parent-style-name="DefaultParagraphFont" style:family="text">
      <style:text-properties fo:font-size="8pt" style:font-size-asian="8pt" style:font-size-complex="8pt" fo:language="en" fo:country="US"/>
    </style:style>
    <style:style style:name="P362" style:parent-style-name="normal1" style:family="paragraph">
      <style:paragraph-properties fo:line-height="100%"/>
    </style:style>
    <style:style style:name="T363" style:parent-style-name="DefaultParagraphFont" style:family="text">
      <style:text-properties fo:font-weight="bold" style:font-weight-asian="bold" fo:font-size="8pt" style:font-size-asian="8pt" style:font-size-complex="8pt" fo:language="en" fo:country="US"/>
    </style:style>
    <style:style style:name="T364" style:parent-style-name="DefaultParagraphFont" style:family="text">
      <style:text-properties fo:font-size="8pt" style:font-size-asian="8pt" style:font-size-complex="8pt" fo:language="en" fo:country="US"/>
    </style:style>
    <style:style style:name="T365" style:parent-style-name="DefaultParagraphFont" style:family="text">
      <style:text-properties fo:font-weight="bold" style:font-weight-asian="bold" fo:font-size="8pt" style:font-size-asian="8pt" style:font-size-complex="8pt" fo:language="en" fo:country="US"/>
    </style:style>
    <style:style style:name="T366" style:parent-style-name="DefaultParagraphFont" style:family="text">
      <style:text-properties fo:font-size="8pt" style:font-size-asian="8pt" style:font-size-complex="8pt" fo:language="en" fo:country="US"/>
    </style:style>
    <style:style style:name="P367" style:parent-style-name="normal1" style:family="paragraph">
      <style:paragraph-properties fo:line-height="100%"/>
    </style:style>
    <style:style style:name="T368" style:parent-style-name="DefaultParagraphFont" style:family="text">
      <style:text-properties fo:font-weight="bold" style:font-weight-asian="bold" fo:font-size="8pt" style:font-size-asian="8pt" style:font-size-complex="8pt" fo:language="en" fo:country="US"/>
    </style:style>
    <style:style style:name="T369" style:parent-style-name="DefaultParagraphFont" style:family="text">
      <style:text-properties fo:font-size="8pt" style:font-size-asian="8pt" style:font-size-complex="8pt" fo:language="en" fo:country="US"/>
    </style:style>
    <style:style style:name="T370" style:parent-style-name="DefaultParagraphFont" style:family="text">
      <style:text-properties fo:font-weight="bold" style:font-weight-asian="bold" fo:font-size="8pt" style:font-size-asian="8pt" style:font-size-complex="8pt" fo:language="en" fo:country="US"/>
    </style:style>
    <style:style style:name="T371" style:parent-style-name="DefaultParagraphFont" style:family="text">
      <style:text-properties fo:font-size="8pt" style:font-size-asian="8pt" style:font-size-complex="8pt" fo:language="en" fo:country="US"/>
    </style:style>
    <style:style style:name="T372" style:parent-style-name="DefaultParagraphFont" style:family="text">
      <style:text-properties fo:font-weight="bold" style:font-weight-asian="bold" fo:font-size="8pt" style:font-size-asian="8pt" style:font-size-complex="8pt" fo:language="en" fo:country="US"/>
    </style:style>
    <style:style style:name="T373" style:parent-style-name="DefaultParagraphFont" style:family="text">
      <style:text-properties fo:font-size="8pt" style:font-size-asian="8pt" style:font-size-complex="8pt" fo:language="en" fo:country="US"/>
    </style:style>
    <style:style style:name="P374" style:parent-style-name="normal1" style:family="paragraph">
      <style:paragraph-properties fo:margin-bottom="0.1666in" fo:line-height="100%"/>
    </style:style>
    <style:style style:name="T375" style:parent-style-name="DefaultParagraphFont" style:family="text">
      <style:text-properties fo:font-weight="bold" style:font-weight-asian="bold" fo:font-size="8pt" style:font-size-asian="8pt" style:font-size-complex="8pt" fo:language="en" fo:country="US"/>
    </style:style>
    <style:style style:name="T376" style:parent-style-name="DefaultParagraphFont" style:family="text">
      <style:text-properties fo:font-size="8pt" style:font-size-asian="8pt" style:font-size-complex="8pt" fo:language="en" fo:country="US"/>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P379"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80" style:parent-style-name="DefaultParagraphFont" style:family="text">
      <style:text-properties fo:color="#000000" fo:language="en" fo:country="US"/>
    </style:style>
    <style:style style:name="T381" style:parent-style-name="DefaultParagraphFont" style:family="text">
      <style:text-properties fo:language="en" fo:country="US"/>
    </style:style>
    <style:style style:name="T382" style:parent-style-name="DefaultParagraphFont" style:family="text">
      <style:text-properties fo:color="#000000" fo:language="en" fo:country="US"/>
    </style:style>
    <style:style style:name="T383" style:parent-style-name="DefaultParagraphFont" style:family="text">
      <style:text-properties fo:font-size="8pt" style:font-size-asian="8pt" style:font-size-complex="8pt" fo:language="en" fo:country="US"/>
    </style:style>
    <style:style style:name="P384" style:parent-style-name="normal1" style:family="paragraph">
      <style:paragraph-properties fo:margin-top="0.1666in" fo:line-height="100%"/>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P389" style:parent-style-name="normal1" style:family="paragraph">
      <style:paragraph-properties fo:line-height="100%"/>
    </style:style>
    <style:style style:name="T390" style:parent-style-name="DefaultParagraphFont" style:family="text">
      <style:text-properties fo:font-weight="bold" style:font-weight-asian="bold" fo:font-size="8pt" style:font-size-asian="8pt" style:font-size-complex="8pt" fo:language="en" fo:country="US"/>
    </style:style>
    <style:style style:name="T391" style:parent-style-name="DefaultParagraphFont" style:family="text">
      <style:text-properties fo:font-size="8pt" style:font-size-asian="8pt" style:font-size-complex="8pt" fo:language="en" fo:country="US"/>
    </style:style>
    <style:style style:name="T392" style:parent-style-name="DefaultParagraphFont" style:family="text">
      <style:text-properties fo:font-weight="bold" style:font-weight-asian="bold"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P394" style:parent-style-name="normal1" style:family="paragraph">
      <style:paragraph-properties fo:line-height="100%"/>
    </style:style>
    <style:style style:name="T395" style:parent-style-name="DefaultParagraphFont" style:family="text">
      <style:text-properties fo:font-weight="bold" style:font-weight-asian="bold"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weight="bold" style:font-weight-asian="bold" fo:font-size="8pt" style:font-size-asian="8pt" style:font-size-complex="8pt" fo:language="en" fo:country="US"/>
    </style:style>
    <style:style style:name="T398" style:parent-style-name="DefaultParagraphFont" style:family="text">
      <style:text-properties fo:font-size="8pt" style:font-size-asian="8pt" style:font-size-complex="8pt"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weight="bold" style:font-weight-asian="bold"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P403" style:parent-style-name="normal1" style:family="paragraph">
      <style:paragraph-properties fo:margin-bottom="0.1666in" fo:line-height="100%"/>
    </style:style>
    <style:style style:name="T404" style:parent-style-name="DefaultParagraphFont" style:family="text">
      <style:text-properties fo:font-weight="bold" style:font-weight-asian="bold" fo:font-size="8pt" style:font-size-asian="8pt" style:font-size-complex="8pt" fo:language="en" fo:country="US"/>
    </style:style>
    <style:style style:name="T405" style:parent-style-name="DefaultParagraphFont" style:family="text">
      <style:text-properties fo:font-size="8pt" style:font-size-asian="8pt" style:font-size-complex="8pt" fo:language="en" fo:country="US"/>
    </style:style>
    <style:style style:name="T406" style:parent-style-name="DefaultParagraphFont" style:family="text">
      <style:text-properties fo:font-weight="bold" style:font-weight-asian="bold" fo:font-size="8pt" style:font-size-asian="8pt" style:font-size-complex="8pt" fo:language="en" fo:country="US"/>
    </style:style>
    <style:style style:name="T407" style:parent-style-name="DefaultParagraphFont" style:family="text">
      <style:text-properties fo:font-size="8pt" style:font-size-asian="8pt" style:font-size-complex="8pt" fo:language="en" fo:country="US"/>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text-properties fo:font-size="8pt" style:font-size-asian="8pt" style:font-size-complex="8pt" fo:language="en" fo:country="US"/>
    </style:style>
    <style:style style:name="P411" style:parent-style-name="normal1" style:family="paragraph">
      <style:text-properties fo:font-size="8pt" style:font-size-asian="8pt" style:font-size-complex="8pt" fo:language="en" fo:country="US"/>
    </style:style>
    <style:style style:name="P412" style:parent-style-name="normal1" style:family="paragraph">
      <style:text-properties fo:font-size="8pt" style:font-size-asian="8pt" style:font-size-complex="8pt" fo:language="en" fo:country="US"/>
    </style:style>
    <style:style style:name="T413" style:parent-style-name="DefaultParagraphFont" style:family="text">
      <style:text-properties fo:font-size="8pt" style:font-size-asian="8pt" style:font-size-complex="8pt" fo:language="en" fo:country="US"/>
    </style:style>
    <style:style style:name="T414" style:parent-style-name="DefaultParagraphFont" style:family="text">
      <style:text-properties fo:font-size="8pt" style:font-size-asian="8pt" style:font-size-complex="8pt" fo:language="en" fo:country="US"/>
    </style:style>
    <style:style style:name="T415" style:parent-style-name="DefaultParagraphFont" style:family="text">
      <style:text-properties fo:font-size="20pt" style:font-size-asian="20pt" style:font-size-complex="20pt" fo:language="en" fo:country="US"/>
    </style:style>
    <style:style style:name="P416" style:parent-style-name="normal1" style:family="paragraph">
      <style:text-properties fo:language="en" fo:country="US"/>
    </style:style>
    <style:style style:name="T417" style:parent-style-name="DefaultParagraphFont" style:family="text">
      <style:text-properties fo:font-weight="bold" style:font-weight-asian="bold"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weight="bold" style:font-weight-asian="bold"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weight="bold" style:font-weight-asian="bold"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weight="bold" style:font-weight-asian="bold"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T425" style:parent-style-name="DefaultParagraphFont" style:family="text">
      <style:text-properties fo:font-size="8pt" style:font-size-asian="8pt" style:font-size-complex="8pt" fo:language="en" fo:country="US"/>
    </style:style>
    <style:style style:name="T426" style:parent-style-name="DefaultParagraphFont" style:family="text">
      <style:text-properties fo:font-weight="bold" style:font-weight-asian="bold" fo:font-size="8pt" style:font-size-asian="8pt" style:font-size-complex="8pt" fo:language="en" fo:country="US"/>
    </style:style>
    <style:style style:name="T427" style:parent-style-name="DefaultParagraphFont" style:family="text">
      <style:text-properties fo:font-size="8pt" style:font-size-asian="8pt" style:font-size-complex="8pt" fo:language="en" fo:country="US"/>
    </style:style>
    <style:style style:name="P428" style:parent-style-name="normal1" style:family="paragraph">
      <style:paragraph-properties fo:text-indent="0.5in"/>
    </style:style>
    <style:style style:name="T429" style:parent-style-name="DefaultParagraphFont" style:family="text">
      <style:text-properties fo:font-weight="bold" style:font-weight-asian="bold" fo:font-size="8pt" style:font-size-asian="8pt" style:font-size-complex="8pt" fo:language="en" fo:country="US"/>
    </style:style>
    <style:style style:name="T430" style:parent-style-name="DefaultParagraphFont" style:family="text">
      <style:text-properties fo:font-size="8pt" style:font-size-asian="8pt" style:font-size-complex="8pt" fo:language="en" fo:country="US"/>
    </style:style>
    <style:style style:name="P431" style:parent-style-name="normal1" style:family="paragraph">
      <style:paragraph-properties fo:text-indent="0.5in"/>
    </style:style>
    <style:style style:name="T432" style:parent-style-name="DefaultParagraphFont" style:family="text">
      <style:text-properties fo:font-weight="bold" style:font-weight-asian="bold" fo:font-size="8pt" style:font-size-asian="8pt" style:font-size-complex="8pt" fo:language="en" fo:country="US"/>
    </style:style>
    <style:style style:name="T433" style:parent-style-name="DefaultParagraphFont" style:family="text">
      <style:text-properties fo:font-size="8pt" style:font-size-asian="8pt" style:font-size-complex="8pt" fo:language="en" fo:country="US"/>
    </style:style>
    <style:style style:name="T434" style:parent-style-name="DefaultParagraphFont" style:family="text">
      <style:text-properties fo:font-size="10pt" style:font-size-asian="10pt" style:font-size-complex="10pt" fo:language="en" fo:country="US"/>
    </style:style>
    <style:style style:name="T435" style:parent-style-name="DefaultParagraphFont" style:family="text">
      <style:text-properties fo:font-size="7pt" style:font-size-asian="7pt" style:font-size-complex="7pt" fo:language="en" fo:country="US"/>
    </style:style>
    <style:style style:name="T436" style:parent-style-name="DefaultParagraphFont" style:family="text">
      <style:text-properties fo:font-size="8pt" style:font-size-asian="8pt" style:font-size-complex="8pt" fo:language="en" fo:country="US"/>
    </style:style>
    <style:style style:name="T437" style:parent-style-name="DefaultParagraphFont" style:family="text">
      <style:text-properties fo:font-size="8pt" style:font-size-asian="8pt" style:font-size-complex="8pt" fo:language="en" fo:country="US"/>
    </style:style>
    <style:style style:name="T438" style:parent-style-name="DefaultParagraphFont" style:family="text">
      <style:text-properties fo:font-size="8pt" style:font-size-asian="8pt" style:font-size-complex="8pt" fo:language="en" fo:country="US"/>
    </style:style>
    <style:style style:name="T439" style:parent-style-name="DefaultParagraphFont" style:family="text">
      <style:text-properties fo:font-size="8pt" style:font-size-asian="8pt" style:font-size-complex="8pt" fo:language="en" fo:country="US"/>
    </style:style>
    <style:style style:name="T440" style:parent-style-name="DefaultParagraphFont" style:family="text">
      <style:text-properties fo:font-size="8pt" style:font-size-asian="8pt" style:font-size-complex="8pt" fo:language="en" fo:country="US"/>
    </style:style>
    <style:style style:name="T441" style:parent-style-name="DefaultParagraphFont" style:family="text">
      <style:text-properties fo:font-size="8pt" style:font-size-asian="8pt" style:font-size-complex="8pt" fo:language="en" fo:country="US"/>
    </style:style>
    <style:style style:name="T442" style:parent-style-name="DefaultParagraphFont" style:family="text">
      <style:text-properties fo:font-size="8pt" style:font-size-asian="8pt" style:font-size-complex="8pt" fo:language="en" fo:country="US"/>
    </style:style>
    <style:style style:name="T443" style:parent-style-name="DefaultParagraphFont" style:family="text">
      <style:text-properties fo:font-size="8pt" style:font-size-asian="8pt" style:font-size-complex="8pt" fo:language="en" fo:country="US"/>
    </style:style>
    <style:style style:name="T444" style:parent-style-name="DefaultParagraphFont" style:family="text">
      <style:text-properties fo:font-size="8pt" style:font-size-asian="8pt" style:font-size-complex="8pt" fo:language="en" fo:country="US"/>
    </style:style>
    <style:style style:name="T445" style:parent-style-name="DefaultParagraphFont" style:family="text">
      <style:text-properties fo:font-size="9pt" style:font-size-asian="9pt" style:font-size-complex="9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P449" style:parent-style-name="normal1" style:family="paragraph">
      <style:text-properties fo:font-size="9pt" style:font-size-asian="9pt" style:font-size-complex="9pt" fo:language="en" fo:country="US"/>
    </style:style>
    <style:style style:name="P450" style:parent-style-name="normal1" style:family="paragraph">
      <style:text-properties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P452" style:parent-style-name="normal1" style:family="paragraph">
      <style:text-properties fo:font-size="9pt" style:font-size-asian="9pt" style:font-size-complex="9pt" fo:language="en" fo:country="US"/>
    </style:style>
    <style:style style:name="P453" style:parent-style-name="normal1" style:family="paragraph">
      <style:text-properties fo:font-size="9pt" style:font-size-asian="9pt" style:font-size-complex="9pt" fo:language="en" fo:country="US"/>
    </style:style>
    <style:style style:name="P454" style:parent-style-name="normal1" style:family="paragraph">
      <style:text-properties fo:font-size="9pt" style:font-size-asian="9pt" style:font-size-complex="9pt" fo:language="en" fo:country="US"/>
    </style:style>
    <style:style style:name="P455" style:parent-style-name="normal1" style:family="paragraph">
      <style:text-properties fo:font-size="9pt" style:font-size-asian="9pt" style:font-size-complex="9pt" fo:language="en" fo:country="US"/>
    </style:style>
    <style:style style:name="P456" style:parent-style-name="normal1" style:family="paragraph">
      <style:text-properties fo:font-weight="bold" style:font-weight-asian="bold" fo:font-size="14pt" style:font-size-asian="14pt" style:font-size-complex="14pt" fo:language="en" fo:country="US"/>
    </style:style>
    <style:style style:name="P457" style:parent-style-name="normal1" style:family="paragraph">
      <style:text-properties fo:font-weight="bold" style:font-weight-asian="bold" fo:font-size="14pt" style:font-size-asian="14pt" style:font-size-complex="14pt" fo:language="en" fo:country="US"/>
    </style:style>
    <style:style style:name="P458" style:parent-style-name="normal1" style:family="paragraph">
      <style:text-properties fo:font-weight="bold" style:font-weight-asian="bold" fo:font-size="14pt" style:font-size-asian="14pt" style:font-size-complex="14pt" fo:language="en" fo:country="US"/>
    </style:style>
    <style:style style:name="P459" style:parent-style-name="normal1" style:family="paragraph">
      <style:text-properties fo:font-size="9pt" style:font-size-asian="9pt" style:font-size-complex="9pt" fo:language="en" fo:country="US"/>
    </style:style>
    <style:style style:name="P460" style:parent-style-name="normal1" style:family="paragraph">
      <style:text-properties fo:font-size="9pt" style:font-size-asian="9pt" style:font-size-complex="9pt" fo:language="en" fo:country="US"/>
    </style:style>
    <style:style style:name="P461" style:parent-style-name="normal1" style:family="paragraph">
      <style:text-properties fo:font-size="9pt" style:font-size-asian="9pt" style:font-size-complex="9pt" fo:language="en" fo:country="US"/>
    </style:style>
    <style:style style:name="P462" style:parent-style-name="normal1" style:family="paragraph">
      <style:text-properties fo:font-size="9pt" style:font-size-asian="9pt" style:font-size-complex="9pt" fo:language="en" fo:country="US"/>
    </style:style>
    <style:style style:name="T463" style:parent-style-name="DefaultParagraphFont" style:family="text">
      <style:text-properties fo:font-weight="bold" style:font-weight-asian="bold" fo:font-size="14pt" style:font-size-asian="14pt" style:font-size-complex="14pt" fo:language="en" fo:country="US"/>
    </style:style>
    <style:style style:name="T464" style:parent-style-name="DefaultParagraphFont" style:family="text">
      <style:text-properties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T471" style:parent-style-name="DefaultParagraphFont" style:family="text">
      <style:text-properties fo:font-weight="bold" style:font-weight-asian="bold" style:font-weight-complex="bold" fo:font-size="9pt" style:font-size-asian="9pt" style:font-size-complex="9pt" fo:language="en" fo:country="US"/>
    </style:style>
    <style:style style:name="T472" style:parent-style-name="DefaultParagraphFont" style:family="text">
      <style:text-properties fo:font-size="9pt" style:font-size-asian="9pt" style:font-size-complex="9pt" fo:language="en" fo:country="US"/>
    </style:style>
    <style:style style:name="T473" style:parent-style-name="DefaultParagraphFont" style:family="text">
      <style:text-properties fo:font-weight="bold" style:font-weight-asian="bold" style:font-weight-complex="bold" fo:font-size="9pt" style:font-size-asian="9pt" style:font-size-complex="9pt" fo:language="en" fo:country="US"/>
    </style:style>
    <style:style style:name="T474" style:parent-style-name="DefaultParagraphFont" style:family="text">
      <style:text-properties fo:font-weight="bold" style:font-weight-asian="bold" style:font-weight-complex="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style:font-weight-complex="bold"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P492" style:parent-style-name="normal1" style:family="paragraph">
      <style:text-properties fo:font-size="9pt" style:font-size-asian="9pt" style:font-size-complex="9pt" fo:language="en" fo:country="US"/>
    </style:style>
    <style:style style:name="P493" style:parent-style-name="normal1" style:family="paragraph">
      <style:text-properties fo:font-size="9pt" style:font-size-asian="9pt" style:font-size-complex="9pt" fo:language="en" fo:country="US"/>
    </style:style>
    <style:style style:name="P494" style:parent-style-name="normal1" style:family="paragraph">
      <style:text-properties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T504" style:parent-style-name="DefaultParagraphFont" style:family="text">
      <style:text-properties fo:font-weight="bold" style:font-weight-asian="bold" style:font-weight-complex="bold" fo:font-size="9pt" style:font-size-asian="9pt" style:font-size-complex="9pt" fo:language="en" fo:country="US"/>
    </style:style>
    <style:style style:name="T505" style:parent-style-name="DefaultParagraphFont" style:family="text">
      <style:text-properties fo:font-size="9pt" style:font-size-asian="9pt" style:font-size-complex="9pt" fo:language="en" fo:country="US"/>
    </style:style>
    <style:style style:name="T506" style:parent-style-name="DefaultParagraphFont" style:family="text">
      <style:text-properties fo:font-weight="bold" style:font-weight-asian="bold" style:font-weight-complex="bold" fo:font-size="9pt" style:font-size-asian="9pt" style:font-size-complex="9pt" fo:language="en" fo:country="US"/>
    </style:style>
    <style:style style:name="T507" style:parent-style-name="DefaultParagraphFont" style:family="text">
      <style:text-properties fo:font-weight="bold" style:font-weight-asian="bold" style:font-weight-complex="bold" fo:font-size="9pt" style:font-size-asian="9pt" style:font-size-complex="9pt" fo:language="en" fo:country="US"/>
    </style:style>
    <style:style style:name="T508" style:parent-style-name="DefaultParagraphFont" style:family="text">
      <style:text-properties fo:font-size="9pt" style:font-size-asian="9pt" style:font-size-complex="9pt" fo:language="en" fo:country="US"/>
    </style:style>
    <style:style style:name="T509" style:parent-style-name="DefaultParagraphFont" style:family="text">
      <style:text-properties fo:font-weight="bold" style:font-weight-asian="bold" style:font-weight-complex="bold"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size="9pt" style:font-size-asian="9pt" style:font-size-complex="9pt" fo:language="en" fo:country="US"/>
    </style:style>
    <style:style style:name="T515" style:parent-style-name="DefaultParagraphFont" style:family="text">
      <style:text-properties fo:font-weight="bold" style:font-weight-asian="bold" style:font-weight-complex="bold"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size="9pt" style:font-size-asian="9pt" style:font-size-complex="9pt" fo:language="en" fo:country="US"/>
    </style:style>
    <style:style style:name="T518" style:parent-style-name="DefaultParagraphFont" style:family="text">
      <style:text-properties fo:font-weight="bold" style:font-weight-asian="bold" style:font-weight-complex="bold" fo:font-size="9pt" style:font-size-asian="9pt" style:font-size-complex="9pt" fo:language="en" fo:country="US"/>
    </style:style>
    <style:style style:name="T519" style:parent-style-name="DefaultParagraphFont" style:family="text">
      <style:text-properties fo:font-weight="bold" style:font-weight-asian="bold" style:font-weight-complex="bold" fo:font-size="9pt" style:font-size-asian="9pt" style:font-size-complex="9pt" fo:language="en" fo:country="US"/>
    </style:style>
    <style:style style:name="T520" style:parent-style-name="DefaultParagraphFont" style:family="text">
      <style:text-properties fo:font-size="9pt" style:font-size-asian="9pt" style:font-size-complex="9pt" fo:language="en" fo:country="US"/>
    </style:style>
    <style:style style:name="T521" style:parent-style-name="DefaultParagraphFont" style:family="text">
      <style:text-properties fo:font-weight="bold" style:font-weight-asian="bold" style:font-weight-complex="bold" fo:font-size="9pt" style:font-size-asian="9pt" style:font-size-complex="9pt" fo:language="en" fo:country="US"/>
    </style:style>
    <style:style style:name="P522" style:parent-style-name="normal1" style:family="paragraph">
      <style:text-properties fo:language="en" fo:country="US"/>
    </style:style>
    <style:style style:name="P523" style:parent-style-name="normal1" style:family="paragraph">
      <style:text-properties fo:font-size="9pt" style:font-size-asian="9pt" style:font-size-complex="9pt" fo:language="en" fo:country="US"/>
    </style:style>
    <style:style style:name="P524" style:parent-style-name="normal1" style:family="paragraph">
      <style:text-properties fo:language="en" fo:country="US"/>
    </style:style>
    <style:style style:name="P525" style:parent-style-name="normal1" style:family="paragraph">
      <style:text-properties fo:font-size="9pt" style:font-size-asian="9pt" style:font-size-complex="9pt" fo:language="en" fo:country="US"/>
    </style:style>
    <style:style style:name="T526" style:parent-style-name="DefaultParagraphFont" style:family="text">
      <style:text-properties fo:font-weight="bold" style:font-weight-asian="bold" style:font-weight-complex="bold" fo:font-size="9pt" style:font-size-asian="9pt" style:font-size-complex="9pt" fo:language="en" fo:country="US"/>
    </style:style>
    <style:style style:name="T527" style:parent-style-name="DefaultParagraphFont" style:family="text">
      <style:text-properties fo:font-size="9pt" style:font-size-asian="9pt" style:font-size-complex="9pt" fo:language="en" fo:country="US"/>
    </style:style>
    <style:style style:name="T528" style:parent-style-name="DefaultParagraphFont" style:family="text">
      <style:text-properties fo:font-weight="bold" style:font-weight-asian="bold" style:font-weight-complex="bold" fo:font-size="9pt" style:font-size-asian="9pt" style:font-size-complex="9pt" fo:language="en" fo:country="US"/>
    </style:style>
    <style:style style:name="T529" style:parent-style-name="DefaultParagraphFont" style:family="text">
      <style:text-properties fo:font-weight="bold" style:font-weight-asian="bold" style:font-weight-complex="bold" fo:font-size="9pt" style:font-size-asian="9pt" style:font-size-complex="9pt" fo:language="en" fo:country="US"/>
    </style:style>
    <style:style style:name="T530" style:parent-style-name="DefaultParagraphFont" style:family="text">
      <style:text-properties fo:font-size="9pt" style:font-size-asian="9pt" style:font-size-complex="9pt" fo:language="en" fo:country="US"/>
    </style:style>
    <style:style style:name="T531" style:parent-style-name="DefaultParagraphFont" style:family="text">
      <style:text-properties fo:font-weight="bold" style:font-weight-asian="bold" style:font-weight-complex="bold" fo:font-size="9pt" style:font-size-asian="9pt" style:font-size-complex="9pt" fo:language="en" fo:country="US"/>
    </style:style>
    <style:style style:name="T532" style:parent-style-name="DefaultParagraphFont" style:family="text">
      <style:text-properties fo:font-weight="bold" style:font-weight-asian="bold" style:font-weight-complex="bold" fo:font-size="9pt" style:font-size-asian="9pt" style:font-size-complex="9pt" fo:language="en" fo:country="US"/>
    </style:style>
    <style:style style:name="T533" style:parent-style-name="DefaultParagraphFont" style:family="text">
      <style:text-properties fo:font-size="9pt" style:font-size-asian="9pt" style:font-size-complex="9pt" fo:language="en" fo:country="US"/>
    </style:style>
    <style:style style:name="T534" style:parent-style-name="DefaultParagraphFont" style:family="text">
      <style:text-properties fo:font-weight="bold" style:font-weight-asian="bold" style:font-weight-complex="bold" fo:font-size="9pt" style:font-size-asian="9pt" style:font-size-complex="9pt" fo:language="en" fo:country="US"/>
    </style:style>
    <style:style style:name="T535" style:parent-style-name="DefaultParagraphFont" style:family="text">
      <style:text-properties fo:font-weight="bold" style:font-weight-asian="bold" style:font-weight-complex="bold" fo:font-size="9pt" style:font-size-asian="9pt" style:font-size-complex="9pt" fo:language="en" fo:country="US"/>
    </style:style>
    <style:style style:name="T536" style:parent-style-name="DefaultParagraphFont" style:family="text">
      <style:text-properties fo:font-size="9pt" style:font-size-asian="9pt" style:font-size-complex="9pt" fo:language="en" fo:country="US"/>
    </style:style>
    <style:style style:name="T537" style:parent-style-name="DefaultParagraphFont" style:family="text">
      <style:text-properties fo:font-weight="bold" style:font-weight-asian="bold" style:font-weight-complex="bold" fo:font-size="9pt" style:font-size-asian="9pt" style:font-size-complex="9pt" fo:language="en" fo:country="US"/>
    </style:style>
    <style:style style:name="T538" style:parent-style-name="DefaultParagraphFont" style:family="text">
      <style:text-properties fo:font-weight="bold" style:font-weight-asian="bold" style:font-weight-complex="bold" fo:font-size="9pt" style:font-size-asian="9pt" style:font-size-complex="9pt" fo:language="en" fo:country="US"/>
    </style:style>
    <style:style style:name="T539" style:parent-style-name="DefaultParagraphFont" style:family="text">
      <style:text-properties fo:font-size="9pt" style:font-size-asian="9pt" style:font-size-complex="9pt" fo:language="en" fo:country="US"/>
    </style:style>
    <style:style style:name="T540" style:parent-style-name="DefaultParagraphFont" style:family="text">
      <style:text-properties fo:font-weight="bold" style:font-weight-asian="bold" style:font-weight-complex="bold"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size="9pt" style:font-size-asian="9pt" style:font-size-complex="9pt" fo:language="en" fo:country="US"/>
    </style:style>
    <style:style style:name="T545" style:parent-style-name="DefaultParagraphFont" style:family="text">
      <style:text-properties fo:font-weight="bold" style:font-weight-asian="bold" style:font-weight-complex="bold" fo:font-size="9pt" style:font-size-asian="9pt" style:font-size-complex="9pt"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size="9pt" style:font-size-asian="9pt" style:font-size-complex="9pt" fo:language="en" fo:country="US"/>
    </style:style>
    <style:style style:name="T550" style:parent-style-name="DefaultParagraphFont" style:family="text">
      <style:text-properties fo:font-weight="bold" style:font-weight-asian="bold" style:font-weight-complex="bold" fo:language="en" fo:country="US"/>
    </style:style>
    <style:style style:name="P551" style:parent-style-name="normal1" style:family="paragraph">
      <style:text-properties fo:language="en" fo:country="US"/>
    </style:style>
    <style:style style:name="P552" style:parent-style-name="normal1" style:family="paragraph">
      <style:text-properties fo:language="en" fo:country="US"/>
    </style:style>
    <style:style style:name="P553" style:parent-style-name="normal1" style:family="paragraph">
      <style:text-properties fo:language="en" fo:country="US"/>
    </style:style>
    <style:style style:name="P554" style:parent-style-name="normal1" style:family="paragraph">
      <style:text-properties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font-size="9pt" style:font-size-asian="9pt" style:font-size-complex="9pt" fo:language="en" fo:country="US"/>
    </style:style>
    <style:style style:name="T558" style:parent-style-name="DefaultParagraphFont" style:family="text">
      <style:text-properties fo:font-size="9pt" style:font-size-asian="9pt" style:font-size-complex="9pt" fo:language="en" fo:country="US"/>
    </style:style>
    <style:style style:name="T559" style:parent-style-name="DefaultParagraphFont" style:family="text">
      <style:text-properties fo:font-weight="bold" style:font-weight-asian="bold" style:font-weight-complex="bold" fo:font-size="9pt" style:font-size-asian="9pt" style:font-size-complex="9pt" fo:language="en" fo:country="US"/>
    </style:style>
    <style:style style:name="T560" style:parent-style-name="DefaultParagraphFont" style:family="text">
      <style:text-properties fo:font-size="9pt" style:font-size-asian="9pt" style:font-size-complex="9pt" fo:language="en" fo:country="US"/>
    </style:style>
    <style:style style:name="T561" style:parent-style-name="DefaultParagraphFont" style:family="text">
      <style:text-properties fo:font-weight="bold" style:font-weight-asian="bold" style:font-weight-complex="bold" fo:font-size="9pt" style:font-size-asian="9pt" style:font-size-complex="9pt" fo:language="en" fo:country="US"/>
    </style:style>
    <style:style style:name="T562" style:parent-style-name="DefaultParagraphFont" style:family="text">
      <style:text-properties fo:font-weight="bold" style:font-weight-asian="bold" style:font-weight-complex="bold" fo:font-size="9pt" style:font-size-asian="9pt" style:font-size-complex="9pt" fo:language="en" fo:country="US"/>
    </style:style>
    <style:style style:name="T563" style:parent-style-name="DefaultParagraphFont" style:family="text">
      <style:text-properties fo:language="en" fo:country="US"/>
    </style:style>
    <style:style style:name="T564" style:parent-style-name="DefaultParagraphFont" style:family="text">
      <style:text-properties fo:font-size="9pt" style:font-size-asian="9pt" style:font-size-complex="9pt" fo:language="en" fo:country="US"/>
    </style:style>
    <style:style style:name="T565" style:parent-style-name="DefaultParagraphFont" style:family="text">
      <style:text-properties fo:font-weight="bold" style:font-weight-asian="bold" style:font-weight-complex="bold" fo:font-size="9pt" style:font-size-asian="9pt" style:font-size-complex="9pt" fo:language="en" fo:country="US"/>
    </style:style>
    <style:style style:name="T566" style:parent-style-name="DefaultParagraphFont" style:family="text">
      <style:text-properties fo:font-weight="bold" style:font-weight-asian="bold" style:font-weight-complex="bold" fo:font-size="9pt" style:font-size-asian="9pt" style:font-size-complex="9pt" fo:language="en" fo:country="US"/>
    </style:style>
    <style:style style:name="T567" style:parent-style-name="DefaultParagraphFont" style:family="text">
      <style:text-properties fo:font-size="9pt" style:font-size-asian="9pt" style:font-size-complex="9pt" fo:language="en" fo:country="US"/>
    </style:style>
    <style:style style:name="T568" style:parent-style-name="DefaultParagraphFont" style:family="text">
      <style:text-properties fo:font-weight="bold" style:font-weight-asian="bold" style:font-weight-complex="bold" fo:font-size="9pt" style:font-size-asian="9pt" style:font-size-complex="9pt" fo:language="en" fo:country="US"/>
    </style:style>
    <style:style style:name="T569" style:parent-style-name="DefaultParagraphFont" style:family="text">
      <style:text-properties fo:font-size="9pt" style:font-size-asian="9pt" style:font-size-complex="9pt" fo:language="en" fo:country="US"/>
    </style:style>
    <style:style style:name="T570" style:parent-style-name="DefaultParagraphFont" style:family="text">
      <style:text-properties fo:font-weight="bold" style:font-weight-asian="bold" style:font-weight-complex="bold" fo:font-size="9pt" style:font-size-asian="9pt" style:font-size-complex="9pt" fo:language="en" fo:country="US"/>
    </style:style>
    <style:style style:name="T571" style:parent-style-name="DefaultParagraphFont" style:family="text">
      <style:text-properties fo:font-size="9pt" style:font-size-asian="9pt" style:font-size-complex="9pt" fo:language="en" fo:country="US"/>
    </style:style>
    <style:style style:name="T572" style:parent-style-name="DefaultParagraphFont" style:family="text">
      <style:text-properties fo:font-weight="bold" style:font-weight-asian="bold" style:font-weight-complex="bold" fo:font-size="9pt" style:font-size-asian="9pt" style:font-size-complex="9pt" fo:language="en" fo:country="US"/>
    </style:style>
    <style:style style:name="T573" style:parent-style-name="DefaultParagraphFont" style:family="text">
      <style:text-properties fo:font-weight="bold" style:font-weight-asian="bold" style:font-weight-complex="bold" fo:font-size="9pt" style:font-size-asian="9pt" style:font-size-complex="9pt" fo:language="en" fo:country="US"/>
    </style:style>
    <style:style style:name="T574" style:parent-style-name="DefaultParagraphFont" style:family="text">
      <style:text-properties fo:font-size="9pt" style:font-size-asian="9pt" style:font-size-complex="9pt" fo:language="en" fo:country="US"/>
    </style:style>
    <style:style style:name="T575" style:parent-style-name="DefaultParagraphFont" style:family="text">
      <style:text-properties fo:font-weight="bold" style:font-weight-asian="bold" style:font-weight-complex="bold" fo:font-size="9pt" style:font-size-asian="9pt" style:font-size-complex="9pt" fo:language="en" fo:country="US"/>
    </style:style>
    <style:style style:name="T576" style:parent-style-name="DefaultParagraphFont" style:family="text">
      <style:text-properties fo:font-weight="bold" style:font-weight-asian="bold" style:font-weight-complex="bold" fo:font-size="9pt" style:font-size-asian="9pt" style:font-size-complex="9pt" fo:language="en" fo:country="US"/>
    </style:style>
    <style:style style:name="T577" style:parent-style-name="DefaultParagraphFont" style:family="text">
      <style:text-properties fo:font-size="9pt" style:font-size-asian="9pt" style:font-size-complex="9pt" fo:language="en" fo:country="US"/>
    </style:style>
    <style:style style:name="T578" style:parent-style-name="DefaultParagraphFont" style:family="text">
      <style:text-properties style:font-name="Consolas" style:font-name-asian="Times New Roman" style:font-name-complex="Times New Roman" fo:color="#CE9178" fo:font-size="10.5pt" style:font-size-asian="10.5pt" style:font-size-complex="10.5pt" fo:language="en" fo:country="US" style:language-asian="en" style:country-asian="US" style:language-complex="ar" style:country-complex="SA"/>
    </style:style>
    <style:style style:name="T579" style:parent-style-name="DefaultParagraphFont" style:family="text">
      <style:text-properties fo:font-size="9pt" style:font-size-asian="9pt" style:font-size-complex="9pt" fo:language="en" fo:country="US"/>
    </style:style>
    <style:style style:name="T580" style:parent-style-name="DefaultParagraphFont" style:family="text">
      <style:text-properties fo:font-weight="bold" style:font-weight-asian="bold" style:font-weight-complex="bold" fo:font-size="9pt" style:font-size-asian="9pt" style:font-size-complex="9pt" fo:language="en" fo:country="US"/>
    </style:style>
    <style:style style:name="P581" style:parent-style-name="normal1" style:family="paragraph">
      <style:text-properties fo:language="en" fo:country="US"/>
    </style:style>
    <style:style style:name="P582" style:parent-style-name="normal1" style:family="paragraph">
      <style:text-properties fo:font-size="9pt" style:font-size-asian="9pt" style:font-size-complex="9pt" fo:language="en" fo:country="US"/>
    </style:style>
    <style:style style:name="P583" style:parent-style-name="normal1" style:family="paragraph">
      <style:text-properties fo:font-size="9pt" style:font-size-asian="9pt" style:font-size-complex="9pt" fo:language="en" fo:country="US"/>
    </style:style>
    <style:style style:name="P584" style:parent-style-name="normal1" style:family="paragraph">
      <style:text-properties fo:font-size="9pt" style:font-size-asian="9pt" style:font-size-complex="9pt" fo:language="en" fo:country="US"/>
    </style:style>
    <style:style style:name="P585" style:parent-style-name="normal1" style:family="paragraph">
      <style:text-properties fo:language="en" fo:country="US"/>
    </style:style>
    <style:style style:name="T586" style:parent-style-name="DefaultParagraphFont" style:family="text">
      <style:text-properties fo:font-weight="bold" style:font-weight-asian="bold" style:font-weight-complex="bold" fo:font-size="9pt" style:font-size-asian="9pt" style:font-size-complex="9pt" fo:language="en" fo:country="US"/>
    </style:style>
    <style:style style:name="T587" style:parent-style-name="DefaultParagraphFont" style:family="text">
      <style:text-properties fo:font-size="9pt" style:font-size-asian="9pt" style:font-size-complex="9pt" fo:language="en" fo:country="US"/>
    </style:style>
    <style:style style:name="T588" style:parent-style-name="DefaultParagraphFont" style:family="text">
      <style:text-properties fo:font-weight="bold" style:font-weight-asian="bold" style:font-weight-complex="bold" fo:font-size="9pt" style:font-size-asian="9pt" style:font-size-complex="9pt" fo:language="en" fo:country="US"/>
    </style:style>
    <style:style style:name="T589" style:parent-style-name="DefaultParagraphFont" style:family="text">
      <style:text-properties fo:font-weight="bold" style:font-weight-asian="bold" style:font-weight-complex="bold" fo:font-size="9pt" style:font-size-asian="9pt" style:font-size-complex="9pt" fo:language="en" fo:country="US"/>
    </style:style>
    <style:style style:name="T590" style:parent-style-name="DefaultParagraphFont" style:family="text">
      <style:text-properties fo:font-size="9pt" style:font-size-asian="9pt" style:font-size-complex="9pt" fo:language="en" fo:country="US"/>
    </style:style>
    <style:style style:name="T591" style:parent-style-name="DefaultParagraphFont" style:family="text">
      <style:text-properties fo:font-weight="bold" style:font-weight-asian="bold" style:font-weight-complex="bold" fo:font-size="9pt" style:font-size-asian="9pt" style:font-size-complex="9pt" fo:language="en" fo:country="US"/>
    </style:style>
    <style:style style:name="T592" style:parent-style-name="DefaultParagraphFont" style:family="text">
      <style:text-properties fo:font-weight="bold" style:font-weight-asian="bold" style:font-weight-complex="bold" fo:font-size="9pt" style:font-size-asian="9pt" style:font-size-complex="9pt" fo:language="en" fo:country="US"/>
    </style:style>
    <style:style style:name="T593" style:parent-style-name="DefaultParagraphFont" style:family="text">
      <style:text-properties fo:font-size="9pt" style:font-size-asian="9pt" style:font-size-complex="9pt" fo:language="en" fo:country="US"/>
    </style:style>
    <style:style style:name="T594" style:parent-style-name="DefaultParagraphFont" style:family="text">
      <style:text-properties fo:font-weight="bold" style:font-weight-asian="bold" style:font-weight-complex="bold" fo:font-size="9pt" style:font-size-asian="9pt" style:font-size-complex="9pt" fo:language="en" fo:country="US"/>
    </style:style>
    <style:style style:name="P595" style:parent-style-name="normal1" style:family="paragraph">
      <style:text-properties fo:font-size="9pt" style:font-size-asian="9pt" style:font-size-complex="9pt" fo:language="en" fo:country="US"/>
    </style:style>
    <style:style style:name="P596" style:parent-style-name="normal1" style:family="paragraph">
      <style:text-properties fo:language="en" fo:country="US"/>
    </style:style>
    <style:style style:name="P597" style:parent-style-name="normal1" style:family="paragraph">
      <style:text-properties fo:language="en" fo:country="US"/>
    </style:style>
    <style:style style:name="P598" style:parent-style-name="normal1" style:family="paragraph">
      <style:text-properties fo:language="en" fo:country="US"/>
    </style:style>
    <style:style style:name="P599" style:parent-style-name="normal1" style:family="paragraph">
      <style:text-properties fo:language="en" fo:country="US"/>
    </style:style>
    <style:style style:name="P600" style:parent-style-name="normal1" style:family="paragraph">
      <style:text-properties fo:language="en" fo:country="US"/>
    </style:style>
    <style:style style:name="P601" style:parent-style-name="normal1" style:family="paragraph">
      <style:text-properties fo:language="en" fo:country="US"/>
    </style:style>
    <style:style style:name="P602" style:parent-style-name="normal1" style:family="paragraph">
      <style:text-properties fo:language="en" fo:country="US"/>
    </style:style>
    <style:style style:name="P603" style:parent-style-name="normal1" style:family="paragraph">
      <style:text-properties fo:language="en" fo:country="US"/>
    </style:style>
    <style:style style:name="P604" style:parent-style-name="normal1" style:family="paragraph">
      <style:text-properties fo:language="en" fo:country="US"/>
    </style:style>
    <style:style style:name="P605" style:parent-style-name="normal1" style:family="paragraph">
      <style:text-properties fo:language="en" fo:country="US"/>
    </style:style>
    <style:style style:name="P606" style:parent-style-name="normal1" style:family="paragraph">
      <style:text-properties fo:language="en" fo:country="US"/>
    </style:style>
    <style:style style:name="P607" style:parent-style-name="normal1" style:family="paragraph">
      <style:text-properties fo:language="en" fo:country="US"/>
    </style:style>
    <style:style style:name="P608" style:parent-style-name="normal1" style:family="paragraph">
      <style:text-properties fo:language="en" fo:country="US"/>
    </style:style>
    <style:style style:name="P609" style:parent-style-name="normal1" style:family="paragraph">
      <style:text-properties fo:language="en" fo:country="US"/>
    </style:style>
    <style:style style:name="P610" style:parent-style-name="normal1" style:family="paragraph">
      <style:text-properties fo:language="en" fo:country="US"/>
    </style:style>
    <style:style style:name="P611" style:parent-style-name="normal1" style:family="paragraph">
      <style:text-properties fo:font-weight="bold" style:font-weight-asian="bold" style:font-weight-complex="bold" fo:language="en" fo:country="US"/>
    </style:style>
    <style:style style:name="P612" style:parent-style-name="normal1" style:family="paragraph">
      <style:text-properties fo:font-size="10pt" style:font-size-asian="10pt" style:font-size-complex="10pt" fo:language="en" fo:country="US"/>
    </style:style>
    <style:style style:name="T613" style:parent-style-name="DefaultParagraphFont" style:family="text">
      <style:text-properties fo:font-weight="bold" style:font-weight-asian="bold" style:font-weight-complex="bold" fo:font-size="8pt" style:font-size-asian="8pt" style:font-size-complex="8pt" fo:language="en" fo:country="US"/>
    </style:style>
    <style:style style:name="T614" style:parent-style-name="DefaultParagraphFont" style:family="text">
      <style:text-properties fo:font-size="8pt" style:font-size-asian="8pt" style:font-size-complex="8pt" fo:language="en" fo:country="US"/>
    </style:style>
    <style:style style:name="T615" style:parent-style-name="DefaultParagraphFont" style:family="text">
      <style:text-properties fo:font-weight="bold" style:font-weight-asian="bold" fo:font-size="8pt" style:font-size-asian="8pt" style:font-size-complex="8pt" fo:language="en" fo:country="US"/>
    </style:style>
    <style:style style:name="T616" style:parent-style-name="DefaultParagraphFont" style:family="text">
      <style:text-properties fo:font-weight="bold" style:font-weight-asian="bold" style:font-weight-complex="bold" fo:font-size="8pt" style:font-size-asian="8pt" style:font-size-complex="8pt" fo:language="en" fo:country="US"/>
    </style:style>
    <style:style style:name="T617" style:parent-style-name="DefaultParagraphFont" style:family="text">
      <style:text-properties fo:font-size="8pt" style:font-size-asian="8pt" style:font-size-complex="8pt" fo:language="en" fo:country="US"/>
    </style:style>
    <style:style style:name="T618" style:parent-style-name="DefaultParagraphFont" style:family="text">
      <style:text-properties fo:font-weight="bold" style:font-weight-asian="bold" fo:font-size="8pt" style:font-size-asian="8pt" style:font-size-complex="8pt" fo:language="en" fo:country="US"/>
    </style:style>
    <style:style style:name="T619" style:parent-style-name="DefaultParagraphFont" style:family="text">
      <style:text-properties fo:font-weight="bold" style:font-weight-asian="bold" style:font-weight-complex="bold" fo:font-size="8pt" style:font-size-asian="8pt" style:font-size-complex="8pt" fo:language="en" fo:country="US"/>
    </style:style>
    <style:style style:name="T620" style:parent-style-name="DefaultParagraphFont" style:family="text">
      <style:text-properties fo:font-size="8pt" style:font-size-asian="8pt" style:font-size-complex="8pt" fo:language="en" fo:country="US"/>
    </style:style>
    <style:style style:name="T621" style:parent-style-name="DefaultParagraphFont" style:family="text">
      <style:text-properties fo:font-weight="bold" style:font-weight-asian="bold" fo:font-size="8pt" style:font-size-asian="8pt" style:font-size-complex="8pt" fo:language="en" fo:country="US"/>
    </style:style>
    <style:style style:name="T622" style:parent-style-name="DefaultParagraphFont" style:family="text">
      <style:text-properties fo:font-weight="bold" style:font-weight-asian="bold" style:font-weight-complex="bold" fo:font-size="8pt" style:font-size-asian="8pt" style:font-size-complex="8pt" fo:language="en" fo:country="US"/>
    </style:style>
    <style:style style:name="T623" style:parent-style-name="DefaultParagraphFont" style:family="text">
      <style:text-properties fo:font-size="8pt" style:font-size-asian="8pt" style:font-size-complex="8pt" fo:language="en" fo:country="US"/>
    </style:style>
    <style:style style:name="T624" style:parent-style-name="DefaultParagraphFont" style:family="text">
      <style:text-properties fo:font-weight="bold" style:font-weight-asian="bold" fo:font-size="8pt" style:font-size-asian="8pt" style:font-size-complex="8pt" fo:language="en" fo:country="US"/>
    </style:style>
    <style:style style:name="T625" style:parent-style-name="DefaultParagraphFont" style:family="text">
      <style:text-properties fo:font-weight="bold" style:font-weight-asian="bold" style:font-weight-complex="bold" fo:font-size="8pt" style:font-size-asian="8pt" style:font-size-complex="8pt" fo:language="en" fo:country="US"/>
    </style:style>
    <style:style style:name="T626" style:parent-style-name="DefaultParagraphFont" style:family="text">
      <style:text-properties fo:font-size="8pt" style:font-size-asian="8pt" style:font-size-complex="8pt" fo:language="en" fo:country="US"/>
    </style:style>
    <style:style style:name="T627" style:parent-style-name="DefaultParagraphFont" style:family="text">
      <style:text-properties fo:font-weight="bold" style:font-weight-asian="bold" fo:font-size="8pt" style:font-size-asian="8pt" style:font-size-complex="8pt" fo:language="en" fo:country="US"/>
    </style:style>
    <style:style style:name="T628" style:parent-style-name="DefaultParagraphFont" style:family="text">
      <style:text-properties fo:font-weight="bold" style:font-weight-asian="bold" style:font-weight-complex="bold" fo:font-size="8pt" style:font-size-asian="8pt" style:font-size-complex="8pt" fo:language="en" fo:country="US"/>
    </style:style>
    <style:style style:name="T629" style:parent-style-name="DefaultParagraphFont" style:family="text">
      <style:text-properties fo:font-size="8pt" style:font-size-asian="8pt" style:font-size-complex="8pt" fo:language="en" fo:country="US"/>
    </style:style>
    <style:style style:name="T630" style:parent-style-name="DefaultParagraphFont" style:family="text">
      <style:text-properties fo:font-weight="bold" style:font-weight-asian="bold" fo:font-size="8pt" style:font-size-asian="8pt" style:font-size-complex="8pt" fo:language="en" fo:country="US"/>
    </style:style>
    <style:style style:name="T631" style:parent-style-name="DefaultParagraphFont" style:family="text">
      <style:text-properties fo:font-weight="bold" style:font-weight-asian="bold" fo:font-size="8pt" style:font-size-asian="8pt" style:font-size-complex="8pt" fo:language="en" fo:country="US"/>
    </style:style>
    <style:style style:name="T632" style:parent-style-name="DefaultParagraphFont" style:family="text">
      <style:text-properties fo:font-size="8pt" style:font-size-asian="8pt" style:font-size-complex="8pt" fo:language="en" fo:country="US"/>
    </style:style>
    <style:style style:name="T633" style:parent-style-name="DefaultParagraphFont" style:family="text">
      <style:text-properties fo:font-weight="bold" style:font-weight-asian="bold" style:font-weight-complex="bold" fo:font-size="8pt" style:font-size-asian="8pt" style:font-size-complex="8pt" fo:language="en" fo:country="US"/>
    </style:style>
    <style:style style:name="T634" style:parent-style-name="DefaultParagraphFont" style:family="text">
      <style:text-properties fo:font-weight="bold" style:font-weight-asian="bold" style:font-weight-complex="bold" fo:font-size="8pt" style:font-size-asian="8pt" style:font-size-complex="8pt" fo:language="en" fo:country="US"/>
    </style:style>
    <style:style style:name="T635" style:parent-style-name="DefaultParagraphFont" style:family="text">
      <style:text-properties fo:font-size="8pt" style:font-size-asian="8pt" style:font-size-complex="8pt" fo:language="en" fo:country="US"/>
    </style:style>
    <style:style style:name="T636" style:parent-style-name="DefaultParagraphFont" style:family="text">
      <style:text-properties fo:font-weight="bold" style:font-weight-asian="bold" fo:font-size="8pt" style:font-size-asian="8pt" style:font-size-complex="8pt" fo:language="en" fo:country="US"/>
    </style:style>
    <style:style style:name="T637" style:parent-style-name="DefaultParagraphFont" style:family="text">
      <style:text-properties fo:font-weight="bold" style:font-weight-asian="bold" fo:font-size="8pt" style:font-size-asian="8pt" style:font-size-complex="8pt" fo:language="en" fo:country="US"/>
    </style:style>
    <style:style style:name="P638" style:parent-style-name="normal1" style:family="paragraph">
      <style:text-properties fo:font-size="10pt" style:font-size-asian="10pt" style:font-size-complex="10pt" fo:language="en" fo:country="US"/>
    </style:style>
    <style:style style:name="T639" style:parent-style-name="DefaultParagraphFont" style:family="text">
      <style:text-properties fo:font-weight="bold" style:font-weight-asian="bold" fo:font-size="8pt" style:font-size-asian="8pt" style:font-size-complex="8pt" fo:language="en" fo:country="US"/>
    </style:style>
    <style:style style:name="T640" style:parent-style-name="DefaultParagraphFont" style:family="text">
      <style:text-properties fo:font-size="8pt" style:font-size-asian="8pt" style:font-size-complex="8pt" fo:language="en" fo:country="US"/>
    </style:style>
    <style:style style:name="T641" style:parent-style-name="DefaultParagraphFont" style:family="text">
      <style:text-properties fo:font-weight="bold" style:font-weight-asian="bold" style:font-weight-complex="bold" fo:font-size="8pt" style:font-size-asian="8pt" style:font-size-complex="8pt" fo:language="en" fo:country="US"/>
    </style:style>
    <style:style style:name="T642" style:parent-style-name="DefaultParagraphFont" style:family="text">
      <style:text-properties fo:font-weight="bold" style:font-weight-asian="bold" style:font-weight-complex="bold" fo:font-size="8pt" style:font-size-asian="8pt" style:font-size-complex="8pt" fo:language="en" fo:country="US"/>
    </style:style>
    <style:style style:name="T643" style:parent-style-name="DefaultParagraphFont" style:family="text">
      <style:text-properties fo:font-size="8pt" style:font-size-asian="8pt" style:font-size-complex="8pt" fo:language="en" fo:country="US"/>
    </style:style>
    <style:style style:name="T644" style:parent-style-name="DefaultParagraphFont" style:family="text">
      <style:text-properties fo:font-weight="bold" style:font-weight-asian="bold" style:font-weight-complex="bold" fo:font-size="8pt" style:font-size-asian="8pt" style:font-size-complex="8pt" fo:language="en" fo:country="US"/>
    </style:style>
    <style:style style:name="T645" style:parent-style-name="DefaultParagraphFont" style:family="text">
      <style:text-properties fo:font-weight="bold" style:font-weight-asian="bold" style:font-weight-complex="bold" fo:font-size="8pt" style:font-size-asian="8pt" style:font-size-complex="8pt" fo:language="en" fo:country="US"/>
    </style:style>
    <style:style style:name="T646" style:parent-style-name="DefaultParagraphFont" style:family="text">
      <style:text-properties fo:font-size="8pt" style:font-size-asian="8pt" style:font-size-complex="8pt" fo:language="en" fo:country="US"/>
    </style:style>
    <style:style style:name="T647" style:parent-style-name="DefaultParagraphFont" style:family="text">
      <style:text-properties fo:font-weight="bold" style:font-weight-asian="bold" fo:font-size="8pt" style:font-size-asian="8pt" style:font-size-complex="8pt" fo:language="en" fo:country="US"/>
    </style:style>
    <style:style style:name="T648" style:parent-style-name="DefaultParagraphFont" style:family="text">
      <style:text-properties fo:font-weight="bold" style:font-weight-asian="bold" style:font-weight-complex="bold" fo:font-size="8pt" style:font-size-asian="8pt" style:font-size-complex="8pt" fo:language="en" fo:country="US"/>
    </style:style>
    <style:style style:name="T649" style:parent-style-name="DefaultParagraphFont" style:family="text">
      <style:text-properties fo:font-size="8pt" style:font-size-asian="8pt" style:font-size-complex="8pt" fo:language="en" fo:country="US"/>
    </style:style>
    <style:style style:name="T650" style:parent-style-name="DefaultParagraphFont" style:family="text">
      <style:text-properties fo:font-weight="bold" style:font-weight-asian="bold" fo:font-size="8pt" style:font-size-asian="8pt" style:font-size-complex="8pt" fo:language="en" fo:country="US"/>
    </style:style>
    <style:style style:name="P651" style:parent-style-name="normal1" style:family="paragraph">
      <style:text-properties fo:language="en" fo:country="US"/>
    </style:style>
    <style:style style:name="P652" style:parent-style-name="normal1" style:family="paragraph">
      <style:text-properties fo:font-size="9pt" style:font-size-asian="9pt" style:font-size-complex="9pt" fo:language="en" fo:country="US"/>
    </style:style>
    <style:style style:name="P653" style:parent-style-name="normal1" style:family="paragraph">
      <style:text-properties fo:font-size="9pt" style:font-size-asian="9pt" style:font-size-complex="9pt"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P671" style:parent-style-name="normal1" style:family="paragraph">
      <style:text-properties fo:language="en" fo:country="US"/>
    </style:style>
    <style:style style:name="P672" style:parent-style-name="normal1" style:family="paragraph">
      <style:text-properties fo:language="en" fo:country="US"/>
    </style:style>
    <style:style style:name="P673" style:parent-style-name="normal1" style:family="paragraph">
      <style:text-properties fo:language="en" fo:country="US"/>
    </style:style>
    <style:style style:name="P674" style:parent-style-name="normal1" style:family="paragraph">
      <style:text-properties fo:language="en" fo:country="US"/>
    </style:style>
    <style:style style:name="P675" style:parent-style-name="normal1" style:family="paragraph">
      <style:text-properties fo:language="en" fo:country="US"/>
    </style:style>
    <style:style style:name="P676" style:parent-style-name="normal1" style:family="paragraph">
      <style:text-properties fo:language="en" fo:country="US"/>
    </style:style>
    <style:style style:name="P677" style:parent-style-name="normal1" style:family="paragraph">
      <style:text-properties fo:language="en" fo:country="US"/>
    </style:style>
    <style:style style:name="P678" style:parent-style-name="normal1" style:family="paragraph">
      <style:text-properties fo:language="en" fo:country="US"/>
    </style:style>
    <style:style style:name="P679" style:parent-style-name="normal1" style:family="paragraph">
      <style:text-properties fo:language="en" fo:country="US"/>
    </style:style>
    <style:style style:name="P680" style:parent-style-name="normal1" style:family="paragraph">
      <style:text-properties fo:language="en" fo:country="US"/>
    </style:style>
    <style:style style:name="P681" style:parent-style-name="normal1" style:family="paragraph">
      <style:text-properties fo:language="en" fo:country="US"/>
    </style:style>
    <style:style style:name="P682" style:parent-style-name="normal1" style:family="paragraph">
      <style:text-properties fo:language="en" fo:country="US"/>
    </style:style>
    <style:style style:name="P683" style:parent-style-name="normal1" style:family="paragraph">
      <style:text-properties fo:language="en" fo:country="US"/>
    </style:style>
    <style:style style:name="P684" style:parent-style-name="normal1" style:family="paragraph">
      <style:text-properties fo:language="en" fo:country="US"/>
    </style:style>
    <style:style style:name="P685" style:parent-style-name="normal1" style:family="paragraph">
      <style:text-properties fo:language="en" fo:country="US"/>
    </style:style>
    <style:style style:name="P686" style:parent-style-name="normal1" style:family="paragraph">
      <style:text-properties fo:language="en" fo:country="US"/>
    </style:style>
    <style:style style:name="P687" style:parent-style-name="normal1" style:family="paragraph">
      <style:text-properties fo:language="en" fo:country="US"/>
    </style:style>
    <style:style style:name="P688" style:parent-style-name="normal1" style:family="paragraph">
      <style:text-properties fo:language="en" fo:country="US"/>
    </style:style>
    <style:style style:name="P689" style:parent-style-name="normal1" style:family="paragraph">
      <style:text-properties fo:language="en" fo:country="US"/>
    </style:style>
    <style:style style:name="P690" style:parent-style-name="normal1" style:family="paragraph">
      <style:text-properties fo:language="en" fo:country="US"/>
    </style:style>
    <style:style style:name="P691" style:parent-style-name="normal1" style:family="paragraph">
      <style:text-properties fo:language="en" fo:country="US"/>
    </style:style>
    <style:style style:name="P692" style:parent-style-name="normal1" style:family="paragraph">
      <style:text-properties fo:language="en" fo:country="US"/>
    </style:style>
    <style:style style:name="P693" style:parent-style-name="normal1" style:family="paragraph">
      <style:text-properties fo:language="en" fo:country="US"/>
    </style:style>
    <style:style style:name="P694" style:parent-style-name="normal1" style:family="paragraph">
      <style:text-properties fo:language="en" fo:country="US"/>
    </style:style>
    <style:style style:name="P695" style:parent-style-name="normal1" style:family="paragraph">
      <style:text-properties fo:language="en" fo:country="US"/>
    </style:style>
    <style:style style:name="P696" style:parent-style-name="normal1" style:family="paragraph">
      <style:text-properties fo:language="en" fo:country="US"/>
    </style:style>
    <style:style style:name="P697" style:parent-style-name="normal1" style:family="paragraph">
      <style:text-properties fo:language="en" fo:country="US"/>
    </style:style>
    <style:style style:name="P698" style:parent-style-name="normal1" style:family="paragraph">
      <style:text-properties fo:language="en" fo:country="US"/>
    </style:style>
    <style:style style:name="P699" style:parent-style-name="normal1" style:family="paragraph">
      <style:text-properties fo:language="en" fo:country="US"/>
    </style:style>
    <style:style style:name="P700" style:parent-style-name="normal1" style:family="paragraph">
      <style:text-properties fo:language="en" fo:country="US"/>
    </style:style>
    <style:style style:name="T701" style:parent-style-name="DefaultParagraphFont" style:family="text">
      <style:text-properties fo:font-size="9pt" style:font-size-asian="9pt" style:font-size-complex="9pt" fo:language="en" fo:country="US"/>
    </style:style>
    <style:style style:name="T702" style:parent-style-name="DefaultParagraphFont" style:family="text">
      <style:text-properties fo:font-size="9pt" style:font-size-asian="9pt" style:font-size-complex="9pt" fo:language="en" fo:country="US"/>
    </style:style>
    <style:style style:name="P703" style:parent-style-name="normal1" style:family="paragraph">
      <style:text-properties fo:language="en" fo:country="US"/>
    </style:style>
    <style:style style:name="P704" style:parent-style-name="normal1" style:family="paragraph">
      <style:text-properties fo:language="en" fo:country="US"/>
    </style:style>
    <style:style style:name="P705" style:parent-style-name="normal1" style:family="paragraph">
      <style:text-properties fo:language="en" fo:country="US"/>
    </style:style>
    <style:style style:name="P706" style:parent-style-name="normal1" style:family="paragraph">
      <style:text-properties fo:language="en" fo:country="US"/>
    </style:style>
    <style:style style:name="P707" style:parent-style-name="normal1" style:family="paragraph">
      <style:paragraph-properties fo:margin-left="0.5in" fo:text-indent="-0.5in">
        <style:tab-stops/>
      </style:paragraph-properties>
      <style:text-properties fo:language="en" fo:country="US"/>
    </style:style>
    <style:style style:name="P708" style:parent-style-name="normal1" style:family="paragraph">
      <style:text-properties fo:language="en" fo:country="US"/>
    </style:style>
    <style:style style:name="P709" style:parent-style-name="normal1" style:family="paragraph">
      <style:text-properties fo:language="en" fo:country="US"/>
    </style:style>
    <style:style style:name="P710" style:parent-style-name="normal1" style:family="paragraph">
      <style:text-properties fo:language="en" fo:country="US"/>
    </style:style>
    <style:style style:name="P711" style:parent-style-name="normal1" style:family="paragraph">
      <style:text-properties fo:language="en" fo:country="US"/>
    </style:style>
    <style:style style:name="P712" style:parent-style-name="normal1" style:family="paragraph">
      <style:text-properties fo:language="en" fo:country="US"/>
    </style:style>
    <style:style style:name="P713" style:parent-style-name="normal1" style:family="paragraph">
      <style:text-properties fo:font-size="9pt" style:font-size-asian="9pt" style:font-size-complex="9pt" fo:language="en" fo:country="US"/>
    </style:style>
    <style:style style:name="P714" style:parent-style-name="normal1" style:family="paragraph">
      <style:text-properties fo:font-size="9pt" style:font-size-asian="9pt" style:font-size-complex="9pt" fo:language="en" fo:country="US"/>
    </style:style>
    <style:style style:name="P715" style:parent-style-name="normal1" style:family="paragraph">
      <style:text-properties fo:font-size="9pt" style:font-size-asian="9pt" style:font-size-complex="9pt" fo:language="en" fo:country="US"/>
    </style:style>
    <style:style style:name="P716" style:parent-style-name="normal1" style:family="paragraph">
      <style:text-properties fo:font-size="9pt" style:font-size-asian="9pt" style:font-size-complex="9pt" fo:language="en" fo:country="US"/>
    </style:style>
    <style:style style:name="P717" style:parent-style-name="normal1" style:family="paragraph">
      <style:text-properties fo:font-size="9pt" style:font-size-asian="9pt" style:font-size-complex="9pt" fo:language="en" fo:country="US"/>
    </style:style>
    <style:style style:name="P718" style:parent-style-name="normal1" style:family="paragraph">
      <style:text-properties fo:font-size="9pt" style:font-size-asian="9pt" style:font-size-complex="9pt" fo:language="en" fo:country="US"/>
    </style:style>
    <style:style style:name="P719" style:parent-style-name="normal1" style:family="paragraph">
      <style:text-properties fo:font-size="9pt" style:font-size-asian="9pt" style:font-size-complex="9pt" fo:language="en" fo:country="US"/>
    </style:style>
    <style:style style:name="P720" style:parent-style-name="normal1" style:family="paragraph">
      <style:text-properties fo:font-size="9pt" style:font-size-asian="9pt" style:font-size-complex="9pt" fo:language="en" fo:country="US"/>
    </style:style>
    <style:style style:name="P721" style:parent-style-name="normal1" style:family="paragraph">
      <style:text-properties fo:font-size="9pt" style:font-size-asian="9pt" style:font-size-complex="9pt" fo:language="en" fo:country="US"/>
    </style:style>
    <style:style style:name="P722" style:parent-style-name="normal1" style:family="paragraph">
      <style:text-properties fo:font-size="9pt" style:font-size-asian="9pt" style:font-size-complex="9pt" fo:language="en" fo:country="US"/>
    </style:style>
    <style:style style:name="P723" style:parent-style-name="normal1" style:family="paragraph">
      <style:text-properties fo:font-size="9pt" style:font-size-asian="9pt" style:font-size-complex="9pt" fo:language="en" fo:country="US"/>
    </style:style>
    <style:style style:name="P724" style:parent-style-name="normal1" style:family="paragraph">
      <style:text-properties fo:font-size="9pt" style:font-size-asian="9pt" style:font-size-complex="9pt" fo:language="en" fo:country="US"/>
    </style:style>
    <style:style style:name="P725" style:parent-style-name="normal1" style:family="paragraph">
      <style:text-properties fo:font-size="9pt" style:font-size-asian="9pt" style:font-size-complex="9pt" fo:language="en" fo:country="US"/>
    </style:style>
    <style:style style:name="P726" style:parent-style-name="normal1" style:family="paragraph">
      <style:text-properties fo:font-size="9pt" style:font-size-asian="9pt" style:font-size-complex="9pt" fo:language="en" fo:country="US"/>
    </style:style>
    <style:style style:name="P727" style:parent-style-name="normal1" style:family="paragraph">
      <style:text-properties fo:font-size="9pt" style:font-size-asian="9pt" style:font-size-complex="9pt" fo:language="en" fo:country="US"/>
    </style:style>
    <style:style style:name="P728" style:parent-style-name="normal1" style:family="paragraph">
      <style:text-properties fo:font-size="9pt" style:font-size-asian="9pt" style:font-size-complex="9pt" fo:language="en" fo:country="US"/>
    </style:style>
    <style:style style:name="P729" style:parent-style-name="normal1" style:family="paragraph">
      <style:text-properties fo:font-size="9pt" style:font-size-asian="9pt" style:font-size-complex="9pt" fo:language="en" fo:country="US"/>
    </style:style>
    <style:style style:name="P730" style:parent-style-name="normal1" style:family="paragraph">
      <style:text-properties fo:font-size="9pt" style:font-size-asian="9pt" style:font-size-complex="9pt" fo:language="en" fo:country="US"/>
    </style:style>
    <style:style style:name="P731" style:parent-style-name="normal1" style:family="paragraph">
      <style:text-properties fo:font-size="9pt" style:font-size-asian="9pt" style:font-size-complex="9pt" fo:language="en" fo:country="US"/>
    </style:style>
    <style:style style:name="P732" style:parent-style-name="normal1" style:family="paragraph">
      <style:text-properties fo:font-size="9pt" style:font-size-asian="9pt" style:font-size-complex="9pt" fo:language="en" fo:country="US"/>
    </style:style>
    <style:style style:name="P733" style:parent-style-name="normal1" style:family="paragraph">
      <style:text-properties fo:font-size="9pt" style:font-size-asian="9pt" style:font-size-complex="9pt" fo:language="en" fo:country="US"/>
    </style:style>
    <style:style style:name="P734" style:parent-style-name="normal1" style:family="paragraph">
      <style:text-properties fo:font-size="9pt" style:font-size-asian="9pt" style:font-size-complex="9pt" fo:language="en" fo:country="US"/>
    </style:style>
    <style:style style:name="P735" style:parent-style-name="normal1" style:family="paragraph">
      <style:text-properties fo:font-size="9pt" style:font-size-asian="9pt" style:font-size-complex="9pt" fo:language="en" fo:country="US"/>
    </style:style>
    <style:style style:name="P736" style:parent-style-name="normal1" style:family="paragraph">
      <style:text-properties fo:font-size="9pt" style:font-size-asian="9pt" style:font-size-complex="9pt" fo:language="en" fo:country="US"/>
    </style:style>
    <style:style style:name="P737" style:parent-style-name="normal1" style:family="paragraph">
      <style:text-properties fo:font-size="9pt" style:font-size-asian="9pt" style:font-size-complex="9pt" fo:language="en" fo:country="US"/>
    </style:style>
    <style:style style:name="P738" style:parent-style-name="normal1" style:family="paragraph">
      <style:text-properties fo:font-size="9pt" style:font-size-asian="9pt" style:font-size-complex="9pt" fo:language="en" fo:country="US"/>
    </style:style>
    <style:style style:name="P739" style:parent-style-name="normal1" style:family="paragraph">
      <style:text-properties fo:font-size="9pt" style:font-size-asian="9pt" style:font-size-complex="9pt" fo:language="en" fo:country="US"/>
    </style:style>
    <style:style style:name="P740" style:parent-style-name="normal1" style:family="paragraph">
      <style:text-properties fo:font-size="9pt" style:font-size-asian="9pt" style:font-size-complex="9pt" fo:language="en" fo:country="US"/>
    </style:style>
    <style:style style:name="P741" style:parent-style-name="normal1" style:family="paragraph">
      <style:text-properties fo:font-size="9pt" style:font-size-asian="9pt" style:font-size-complex="9pt" fo:language="en" fo:country="US"/>
    </style:style>
    <style:style style:name="P742" style:parent-style-name="normal1" style:family="paragraph">
      <style:text-properties fo:font-size="9pt" style:font-size-asian="9pt" style:font-size-complex="9pt" fo:language="en" fo:country="US"/>
    </style:style>
    <style:style style:name="P743" style:parent-style-name="normal1" style:family="paragraph">
      <style:text-properties fo:font-size="9pt" style:font-size-asian="9pt" style:font-size-complex="9pt" fo:language="en" fo:country="US"/>
    </style:style>
    <style:style style:name="P744" style:parent-style-name="normal1" style:family="paragraph">
      <style:text-properties fo:font-size="9pt" style:font-size-asian="9pt" style:font-size-complex="9pt" fo:language="en" fo:country="US"/>
    </style:style>
    <style:style style:name="P745" style:parent-style-name="normal1" style:family="paragraph">
      <style:text-properties fo:font-size="9pt" style:font-size-asian="9pt" style:font-size-complex="9pt" fo:language="en" fo:country="US"/>
    </style:style>
    <style:style style:name="P746"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 heal +5 hp.</text:span><text:span text:style-name="T212">IMPLEMENTED</text:span></text:p>
      <text:p text:style-name="normal1"><text:span text:style-name="T213">Laika’s Call:<text:s/></text:span><text:span text:style-name="T214">1 Random card becomes a Laika Card.</text:span><text:span text:style-name="T215"><text:s/>IMPLEMENTED</text:span></text:p>
      <text:p text:style-name="normal1"><text:span text:style-name="T216">rare</text:span><text:span text:style-name="T217">:</text:span></text:p>
      <text:p text:style-name="normal1"><text:span text:style-name="T218">Molotov Kibble:<text:s/></text:span><text:span text:style-name="T219">When playing a card with burn 25% to make a random card in your deck gain<text:s/></text:span><text:span text:style-name="T220">Burn 1 IMPLEMENTED</text:span></text:p>
      <text:p text:style-name="normal1"><text:span text:style-name="T221">Siberian Bear Hunting Suit:<text:s/></text:span><text:span text:style-name="T222">odd cards gain</text:span><text:span text:style-name="T223"><text:s/>Spiky 1 IMPLEMENTED</text:span></text:p>
      <text:p text:style-name="normal1"><text:span text:style-name="T224">The Breadline Bargain:<text:s/></text:span><text:span text:style-name="T225">+1 card on draw<text:s/></text:span><text:span text:style-name="T226">IMPLEMENTED</text:span></text:p>
      <text:p text:style-name="normal1"><text:span text:style-name="T227">Chew Toy</text:span><text:span text:style-name="T228">: After each encounter, heal for +5% max health<text:s/></text:span><text:span text:style-name="T229">IMPLEMENTED</text:span></text:p>
      <text:p text:style-name="normal1"><text:span text:style-name="T230">Grilled steak: Doubles max health IMPLEMENTED</text:span></text:p>
      <text:p text:style-name="normal1"><text:span text:style-name="T231">Babushka’s Slipper:</text:span><text:span text:style-name="T232"><text:s/>even cards <text:s/>you have have</text:span><text:span text:style-name="T233"><text:s/>Parry IMPLEMENTED</text:span></text:p>
      <text:p text:style-name="normal1"><text:span text:style-name="T234">Doctor’s Sausage:</text:span><text:span text:style-name="T235"><text:s/>+1 rank for all deck<text:s/></text:span><text:span text:style-name="T236">IMPLEMENTED</text:span></text:p>
      <text:p text:style-name="normal1"><text:span text:style-name="T237">Tsar's crown:<text:s/></text:span><text:span text:style-name="T238">All face cards +1 value<text:s/></text:span><text:span text:style-name="T239">IMPLEMENTED</text:span></text:p>
      <text:p text:style-name="normal1"><text:span text:style-name="T240">Laika’s Number:<text:s/></text:span><text:span text:style-name="T241">Every 5</text:span><text:span text:style-name="T242">th</text:span><text:span text:style-name="T243"><text:s/>turn, add a laika card to your deck.<text:s/></text:span><text:span text:style-name="T244">IMPLEMENTED</text:span></text:p>
      <text:p text:style-name="normal1"><text:span text:style-name="T245">Red Caviar</text:span><text:span text:style-name="T246">: All red suits +1<text:s/></text:span><text:span text:style-name="T247">IMPLEMENTED</text:span></text:p>
      <text:p text:style-name="normal1"><text:span text:style-name="T248">Off-Shore Account:</text:span><text:span text:style-name="T249"><text:s/>gain an amount of money that increases with encounters played<text:s/></text:span><text:span text:style-name="T250">IMPLEMENTED</text:span></text:p>
      <text:p text:style-name="normal1"><text:span text:style-name="T251">MMMrecruitment letter:<text:s/></text:span><text:span text:style-name="T252">aditional cards give more reward, card hoarder CC</text:span><text:span text:style-name="T253">.IMPLEMENTED</text:span></text:p>
      <text:p text:style-name="normal1"><text:span text:style-name="T254">Prime Laika Directive: All 7s and Jacks become Laika cards and gain Burn 5 <text:s/>IMPLEMENTED.</text:span></text:p>
      <text:p text:style-name="normal1"><text:span text:style-name="T255">legendary</text:span><text:span text:style-name="T256">:</text:span></text:p>
      <text:p text:style-name="normal1"><text:span text:style-name="T257">Ravenous Rottweiler Fang:<text:s/></text:span><text:span text:style-name="T258">heal for <text:s/>1 hp for each instance of damage you deal that is more than 1 damage.<text:s/></text:span><text:span text:style-name="T259">IMPLEMENTED</text:span></text:p>
      <text:p text:style-name="normal1"><text:span text:style-name="T260">The Oligarch’s Previledge:<text:s/></text:span><text:span text:style-name="T261">+2 card on draw<text:s/></text:span><text:span text:style-name="T262">IMPLEMENTED</text:span></text:p>
      <text:p text:style-name="normal1"><text:span text:style-name="T263">Balalaika:<text:s/></text:span><text:span text:style-name="T264">Every third damage dealt is doubled.</text:span><text:span text:style-name="T265"><text:s/>IMPLEMENTED</text:span></text:p>
      <text:p text:style-name="normal1"><text:span text:style-name="T266">Black Caviar</text:span><text:span text:style-name="T267">: All black suits +2<text:s/></text:span><text:span text:style-name="T268">IMPLEMENTED</text:span></text:p>
      <text:p text:style-name="normal1"><text:span text:style-name="T269">Sausages With Hren:</text:span><text:span text:style-name="T270"><text:s/>all red cards gain bounce.</text:span><text:span text:style-name="T271">IMPLEMENTED</text:span></text:p>
      <text:p text:style-name="normal1"><text:span text:style-name="T272">KGB <text:s/>Connections</text:span><text:span text:style-name="T273">: All face cards and Aces gain Cripple 1 (</text:span><text:span text:style-name="T274">Criple X</text:span><text:span text:style-name="T275">: Opponent discards X random cards when played)<text:s/></text:span><text:span text:style-name="T276">IMPLEMENTED</text:span></text:p>
      <text:p text:style-name="normal1"><text:span text:style-name="T277">Laika’s favor:<text:s/></text:span><text:span text:style-name="T278">Laika cards gain +1</text:span><text:span text:style-name="T279"><text:s/>IMPLEMENTED</text:span></text:p>
      <text:p text:style-name="normal1"><text:span text:style-name="T280">boss:</text:span></text:p>
      <text:p text:style-name="normal1"><text:span text:style-name="T281">Red Star</text:span><text:span text:style-name="T282">: <text:s text:c="3"/></text:span><text:span text:style-name="T283">red color cards become one suite</text:span><text:span text:style-name="T284"><text:s/>IMPLEMENTED</text:span></text:p>
      <text:p text:style-name="normal1"><text:span text:style-name="T285">Black Star:<text:s/></text:span><text:span text:style-name="T286">black color cards become one suite<text:s/></text:span><text:span text:style-name="T287">IMPLEMENTED</text:span></text:p>
      <text:p text:style-name="normal1"><text:span text:style-name="T288">Laika’s Gambit:<text:s/></text:span><text:span text:style-name="T289">All your face <text:s/>cards become Laika Cards.<text:s/></text:span><text:span text:style-name="T290">IMPLEMENTED</text:span></text:p>
      <text:p text:style-name="normal1"><text:span text:style-name="T291">Oligarch’s Protection:<text:s/></text:span><text:span text:style-name="T292">You cannot reverse <text:s/>and cannot be reversed.</text:span></text:p>
      <text:p text:style-name="P293"/>
      <text:p text:style-name="P294"/>
      <text:p text:style-name="P295"/>
      <text:p text:style-name="P296"/>
      <text:p text:style-name="P297"/>
      <text:p text:style-name="P298"/>
      <text:p text:style-name="P299"/>
      <text:p text:style-name="P300"/>
      <text:h text:style-name="P301" text:outline-level="3"><text:bookmark-start text:name="_vjkbwxa2kqbi"/><text:bookmark-end text:name="_vjkbwxa2kqbi"/><text:span text:style-name="T302">Blessings:</text:span></text:h>
      <text:p text:style-name="normal1"><text:span text:style-name="T303">First chosen at the start of the game, second one given after Xth boss match</text:span></text:p>
      <text:h text:style-name="P304" text:outline-level="3"><text:bookmark-start text:name="_ume396igv27d"/><text:bookmark-end text:name="_ume396igv27d"/><text:span text:style-name="T305">Husky’s blessing (Spades)</text:span></text:h>
      <text:p text:style-name="normal1"><text:span text:style-name="T306">You’ve been blessed by the spirit of the Husky! They appreciate your adventurous spirit and loyalty</text:span></text:p>
      <text:list text:style-name="WWNum3">
        <text:list-item>
          <text:p text:style-name="P307"><text:span text:style-name="T308">Effect</text:span><text:span text:style-name="T309">: Spade cards are now<text:s/></text:span><text:span text:style-name="T310">Huskies</text:span><text:span text:style-name="T311">.</text:span></text:p>
          <text:list text:continue-numbering="true">
            <text:list-item>
              <text:p text:style-name="P312"><text:span text:style-name="T313">Numeric Card</text:span><text:span text:style-name="T314">: When attacking an enemy, there is a<text:s/></text:span><text:span text:style-name="T315">X% chance to freeze</text:span><text:span text:style-name="T316"><text:s/>the enemy.</text:span></text:p>
            </text:list-item>
            <text:list-item>
              <text:p text:style-name="P317"><text:span text:style-name="T318">Face Card</text:span><text:span text:style-name="T319">: Freeze<text:s/></text:span><text:span text:style-name="T320">all enemies</text:span><text:span text:style-name="T321">.</text:span></text:p>
            </text:list-item>
          </text:list>
        </text:list-item>
        <text:list-item>
          <text:p text:style-name="P322"><text:span text:style-name="T323">Freeze</text:span><text:span text:style-name="T324">: If frozen, the opponent cannot defend against your next card.</text:span></text:p>
        </text:list-item>
      </text:list>
      <text:p text:style-name="P325"/>
      <text:h text:style-name="P326" text:outline-level="3"><text:bookmark-start text:name="_7x5zjrl37xgl"/><text:bookmark-end text:name="_7x5zjrl37xgl"/><text:span text:style-name="T327">Samoyed’s blessing (Hearts)</text:span></text:h>
      <text:soft-page-break/>
      <text:p text:style-name="normal1"><text:span text:style-name="T328">The Samoyed’s warm blessing surrounds you! They admire your kind heart and nurturing nature</text:span></text:p>
      <text:list text:style-name="WWNum6">
        <text:list-item>
          <text:p text:style-name="P329"><text:span text:style-name="T330">Effect</text:span><text:span text:style-name="T331">: Heart cards are now<text:s/></text:span><text:span text:style-name="T332">Samoyeds</text:span><text:span text:style-name="T333">.</text:span></text:p>
          <text:list text:continue-numbering="true">
            <text:list-item>
              <text:p text:style-name="P334"><text:span text:style-name="T335">Numeric Card</text:span><text:span text:style-name="T336">: When successfully blocking an attack, gain<text:s/></text:span><text:span text:style-name="T337">regeneration</text:span><text:span text:style-name="T338">. Regenerate health equal to<text:s/></text:span><text:span text:style-name="T339">50% of the card's numeric value per turn for 2 turns</text:span><text:span text:style-name="T340">.</text:span></text:p>
            </text:list-item>
            <text:list-item>
              <text:p text:style-name="P341"><text:span text:style-name="T342">Face Card</text:span><text:span text:style-name="T343">: When successfully blocking an attack, gain a<text:s/></text:span><text:span text:style-name="T344">shield</text:span><text:span text:style-name="T345"><text:s/>that absorbs the next attack<text:s/></text:span><text:span text:style-name="T346">entirely</text:span><text:span text:style-name="T347">.</text:span></text:p>
            </text:list-item>
          </text:list>
        </text:list-item>
        <text:list-item>
          <text:p text:style-name="P348"><text:span text:style-name="T349">Regeneration</text:span><text:span text:style-name="T350">: Restores health gradually.</text:span></text:p>
          <text:list text:continue-numbering="true">
            <text:list-item>
              <text:p text:style-name="P351"><text:span text:style-name="T352">Shield</text:span><text:span text:style-name="T353">: Absorbs one attack without taking damage.</text:span></text:p>
            </text:list-item>
          </text:list>
        </text:list-item>
      </text:list>
      <text:h text:style-name="P354" text:outline-level="3"><text:bookmark-start text:name="_pu29wy7t2o1i"/><text:bookmark-end text:name="_pu29wy7t2o1i"/><text:span text:style-name="T355">Borzoi’s blessing (Diamonds)</text:span></text:h>
      <text:p text:style-name="normal1"><text:span text:style-name="T356">A blessing of grace from the Borzoi! They see your elegance and quick thinking</text:span></text:p>
      <text:list text:style-name="WWNum5">
        <text:list-item>
          <text:p text:style-name="P357"><text:span text:style-name="T358">Effect</text:span><text:span text:style-name="T359">: Diamond cards are now<text:s/></text:span><text:span text:style-name="T360">Borzois</text:span><text:span text:style-name="T361">.</text:span></text:p>
          <text:list text:continue-numbering="true">
            <text:list-item>
              <text:p text:style-name="P362"><text:span text:style-name="T363">Numeric Card</text:span><text:span text:style-name="T364">: When attacking an enemy, deal<text:s/></text:span><text:span text:style-name="T365">piercing damage</text:span><text:span text:style-name="T366"><text:s/>equal to the card’s value.</text:span></text:p>
            </text:list-item>
            <text:list-item>
              <text:p text:style-name="P367"><text:span text:style-name="T368">Face Card</text:span><text:span text:style-name="T369">: Deal<text:s/></text:span><text:span text:style-name="T370">piercing damage to all enemies</text:span><text:span text:style-name="T371"><text:s/>for<text:s/></text:span><text:span text:style-name="T372">60%</text:span><text:span text:style-name="T373"><text:s/>of the card’s value.</text:span></text:p>
            </text:list-item>
          </text:list>
        </text:list-item>
        <text:list-item>
          <text:p text:style-name="P374"><text:span text:style-name="T375">Piercing Damage</text:span><text:span text:style-name="T376">: Ignores the enemy’s<text:s/></text:span><text:span text:style-name="T377">defense/resistance</text:span><text:span text:style-name="T378">.</text:span></text:p>
        </text:list-item>
      </text:list>
      <text:p text:style-name="P379"/>
      <text:p text:style-name="normal1"><text:span text:style-name="T380">Black Russian Terrier</text:span><text:span text:style-name="T381">’s blessing<text:s/></text:span><text:span text:style-name="T382">(Clubs)</text:span></text:p>
      <text:p text:style-name="normal1"><text:span text:style-name="T383">You’re blessed with the might of the Black Russian Terrier! They respect your strength and determination</text:span></text:p>
      <text:list text:style-name="WWNum9">
        <text:list-item>
          <text:p text:style-name="P384"><text:span text:style-name="T385">Effect</text:span><text:span text:style-name="T386">: Club cards are now<text:s/></text:span><text:span text:style-name="T387">Black Russian Terriers</text:span><text:span text:style-name="T388">.</text:span></text:p>
          <text:list text:continue-numbering="true">
            <text:list-item>
              <text:p text:style-name="P389"><text:span text:style-name="T390">Numeric Card</text:span><text:span text:style-name="T391">: When successfully blocking an attack, apply<text:s/></text:span><text:span text:style-name="T392">Weakness</text:span><text:span text:style-name="T393"><text:s/>to the attacker. Weakness lasts for an amount equal to the number of cards you blocked.</text:span></text:p>
            </text:list-item>
            <text:list-item>
              <text:p text:style-name="P394"><text:span text:style-name="T395">Face Card</text:span><text:span text:style-name="T396">: Apply<text:s/></text:span><text:span text:style-name="T397">Weakness x2</text:span><text:span text:style-name="T398"><text:s/>to<text:s/></text:span><text:span text:style-name="T399">all enemies</text:span><text:span text:style-name="T400"><text:s/>for<text:s/></text:span><text:span text:style-name="T401">one turn</text:span><text:span text:style-name="T402">.</text:span></text:p>
            </text:list-item>
          </text:list>
        </text:list-item>
        <text:list-item>
          <text:p text:style-name="P403"><text:span text:style-name="T404">Weakness</text:span><text:span text:style-name="T405">: Enemies deal<text:s/></text:span><text:span text:style-name="T406">half damage</text:span><text:span text:style-name="T407"><text:s/>to you, and you deal<text:s/></text:span><text:span text:style-name="T408">double damage</text:span><text:span text:style-name="T409"><text:s/>to them.</text:span></text:p>
        </text:list-item>
      </text:list>
      <text:p text:style-name="P410"/>
      <text:p text:style-name="P411"/>
      <text:p text:style-name="P412"/>
      <text:p text:style-name="normal1"><text:span text:style-name="T413"><text:tab/></text:span><text:span text:style-name="T414"><text:tab/></text:span></text:p>
      <text:p text:style-name="normal1"><text:span text:style-name="T415">Progression:</text:span></text:p>
      <text:p text:style-name="P416">Terms:</text:p>
      <text:p text:style-name="normal1"><text:span text:style-name="T417">Match</text:span><text:span text:style-name="T418">: One encounter where <text:s/>you face an enemy or a group of enemies, Follows normal turn pattern (declared in Phases). Defeat ends <text:s/>your run, Victory gives rewards based on the encounter.</text:span></text:p>
      <text:p text:style-name="normal1"><text:span text:style-name="T419">Boss match</text:span><text:span text:style-name="T420">: a match against a stronger enemy, normally with a modifier. Victory grants you a boss relic and an additional X [R] in downtimes. In the Xth boss match, obtain your second blessing.</text:span></text:p>
      <text:p text:style-name="normal1"><text:span text:style-name="T421">Day</text:span><text:span text:style-name="T422">: An amount of game time defined by three matches. After a day is over you have a downtime. Every third day lasts 4 matches, with the forth match being a boss match.</text:span></text:p>
      <text:p text:style-name="normal1"><text:span text:style-name="T423">Downtime</text:span><text:span text:style-name="T424">: A time in-between games where you can spend rest points ([R]) <text:s/>to perform different actions. You start with X [R]</text:span></text:p>
      <text:p text:style-name="normal1"><text:span text:style-name="T425"><text:tab/></text:span><text:span text:style-name="T426">Shop [R]</text:span><text:span text:style-name="T427">: Buy relics and cards to improve your run</text:span></text:p>
      <text:p text:style-name="P428"><text:span text:style-name="T429">Rest [R]</text:span><text:span text:style-name="T430">: <text:s/>Regenerate health equal to X% of your health(Healing bonuses apply)</text:span></text:p>
      <text:p text:style-name="P431"><text:span text:style-name="T432">Godalka [R] [R]</text:span><text:span text:style-name="T433">: visit a shaman that can alter your fate, make deals with you and modify your cards in bulk.</text:span></text:p>
      <text:p text:style-name="normal1"><text:span text:style-name="T434">Progression plan</text:span><text:span text:style-name="T435">:</text:span></text:p>
      <text:p text:style-name="normal1"><text:span text:style-name="T436">Match -&gt; Match -&gt; Match -&gt; Downtime</text:span></text:p>
      <text:p text:style-name="normal1"><text:span text:style-name="T437">Match -&gt; Match -&gt; Match -&gt; Downtime</text:span></text:p>
      <text:p text:style-name="normal1"><text:span text:style-name="T438">Match -&gt; Match -&gt; Match -&gt;Downtime -&gt; Boss match</text:span></text:p>
      <text:p text:style-name="normal1"><text:span text:style-name="T439">* <text:s/>X</text:span></text:p>
      <text:p text:style-name="normal1"><text:span text:style-name="T440">A defeating all X bosses will complete your run with an option of continuing into endless mode which means starting from the beginning with all enemy decks +X rank and +X enemy health</text:span></text:p>
      <text:p text:style-name="normal1"><text:span text:style-name="T441"><text:tab/></text:span><text:span text:style-name="T442"><text:tab/></text:span><text:span text:style-name="T443"><text:tab/></text:span><text:span text:style-name="T444"><text:tab/></text:span></text:p>
      <text:p text:style-name="normal1"><text:span text:style-name="T445"><text:tab/></text:span><text:span text:style-name="T446"><text:tab/></text:span><text:span text:style-name="T447"><text:tab/></text:span><text:span text:style-name="T448"><text:tab/></text:span></text:p>
      <text:p text:style-name="P449"/>
      <text:p text:style-name="P450"/>
      <text:p text:style-name="normal1"><text:span text:style-name="T451">Gadalka is and optional Feature we will implement later into the game when testing everything</text:span></text:p>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normal1"><text:span text:style-name="T463">Encounters:</text:span><text:span text:style-name="T464"><text:line-break/>Day 1: 50hp <text:s text:c="3"/>deck until 10 <text:s/>of all suits philosophy: cannot need modifiers to beat, relies on early card superiority</text:span></text:p>
      <text:p text:style-name="normal1"><text:span text:style-name="T465">Furtive FSB informant</text:span><text:span text:style-name="T466">:5 random cards have parry and every time you play a face card you receive 4 damage.</text:span><text:span text:style-name="T467">IMPLEMENTED</text:span></text:p>
      <text:p text:style-name="normal1"><text:span text:style-name="T468">Pushing Pug</text:span><text:span text:style-name="T469">:5 random cards have restoring and the defending player receives 1 damage for each unblocked card.</text:span><text:span text:style-name="T470">IMPLEMENTED</text:span></text:p>
      <text:p text:style-name="normal1"><text:span text:style-name="T471">Hot Dog</text:span><text:span text:style-name="T472">:15 random cards have burn 1 and the opponent receives 5 damage at the end of each turn.</text:span><text:span text:style-name="T473">IMPLEMENTED</text:span></text:p>
      <text:p text:style-name="normal1"><text:span text:style-name="T474">Crazed Communist</text:span><text:span text:style-name="T475">: only red cards and you receive 4 damage for each black card played.</text:span><text:span text:style-name="T476">IMPLEMENTED</text:span></text:p>
      <text:p text:style-name="normal1"><text:span text:style-name="T477">Dramatic Union Democrat</text:span><text:span text:style-name="T478">: only black cards and you receive 4 damage for each red card played.</text:span><text:span text:style-name="T479">IMPLEMENTED</text:span></text:p>
      <text:p text:style-name="normal1"><text:span text:style-name="T480">Even-tempered Terrier:<text:s/></text:span><text:span text:style-name="T481">2 damage per odd numbered <text:s/>card played.</text:span><text:span text:style-name="T482">IMPLEMENTED</text:span></text:p>
      <text:p text:style-name="normal1"><text:span text:style-name="T483">Odd-looking Borzoi</text:span><text:span text:style-name="T484">: 2 damage per even numbered card played.</text:span><text:span text:style-name="T485">IMPLEMENTED</text:span></text:p>
      <text:p text:style-name="normal1"><text:span text:style-name="T486">Spiked Shepherded</text:span><text:span text:style-name="T487">:20 cards have spiky 2, receives double damage</text:span><text:span text:style-name="T488">IMPLEMENTED</text:span></text:p>
      <text:p text:style-name="normal1"><text:span text:style-name="T489">Militsiya Malinois</text:span><text:span text:style-name="T490">:10 random card have restoring random number Debuffed.</text:span><text:span text:style-name="T491">IMPLEMENTED</text:span></text:p>
      <text:p text:style-name="P492"/>
      <text:p text:style-name="P493"/>
      <text:p text:style-name="P494">Day 2: 100hp <text:s/>deck until Q <text:s/>of all suits can rely on needing modifiers to out damage or out sustain the damage.</text:p>
      <text:p text:style-name="normal1"><text:span text:style-name="T495">Munching Mastiff</text:span><text:span text:style-name="T496">: Even cards have restoring, opponent heals 2hp at the end of the turn.<text:s/></text:span><text:span text:style-name="T497">IMPLEMENTED</text:span></text:p>
      <text:p text:style-name="normal1"><text:span text:style-name="T498">FSB operative</text:span><text:span text:style-name="T499">: odd cards have parry, you face carcds debuffed.</text:span><text:span text:style-name="T500"><text:s/>IMPLEMENTED</text:span></text:p>
      <text:p text:style-name="normal1"><text:span text:style-name="T501">Pripyat Poodle</text:span><text:span text:style-name="T502">(poodle with straight hair, DNA change): <text:s/>At the end of each turn you loose 10 hp, you deal double damage to the opponent.</text:span><text:span text:style-name="T503"><text:s/>IMPLEMENTED</text:span></text:p>
      <text:p text:style-name="normal1"><text:span text:style-name="T504">Ravenous Rottweiler</text:span><text:span text:style-name="T505">:15 random cards have spiky; the opponent heals for 2hp for each instance of damage they deal.<text:s/></text:span><text:span text:style-name="T506">IMPLEMENTED</text:span></text:p>
      <text:p text:style-name="normal1"><text:span text:style-name="T507">Alcoholic Anatolya</text:span><text:span text:style-name="T508"><text:s/>(Anatolian shepherd with a pun its its name making the name sound more russian): +1 to 10 cards <text:s/>2 damage it it’s owner <text:s/>for each card discarded. 2 damage to its owner for each card drawn.</text:span><text:span text:style-name="T509"><text:s/>IMPLEMENTED</text:span></text:p>
      <text:p text:style-name="normal1"><text:span text:style-name="T510">Aviator Afghan Hound</text:span><text:span text:style-name="T511">: 20 random cards have bounce, bounce effects deal 4 more damage.</text:span><text:span text:style-name="T512"><text:s/>IMPLEMENTED</text:span></text:p>
      <text:p text:style-name="normal1"><text:span text:style-name="T513">Stalwart Storozhevaya <text:s/></text:span><text:span text:style-name="T514">(represent a Moscow Watchdog): 10 cards have burn 1, 10 cards have spiky, any damage dealt to the opponent is reduced by 5.</text:span><text:span text:style-name="T515"><text:s/>IMPLEMENTED</text:span></text:p>
      <text:p text:style-name="normal1"><text:span text:style-name="T516">The Breadline Swindler</text:span><text:span text:style-name="T517">: <text:s/>hand size of 9, <text:s/>10 cards have bounce, 10 burn 1, 10 spiky. If the opponent is made to discard cards they take 10 damage per card discarded. At the end of the turn, discard left most card.</text:span><text:span text:style-name="T518"><text:s/>IMPLEMENTED</text:span></text:p>
      <text:p text:style-name="normal1"><text:span text:style-name="T519">Russian Roulette Rascal</text:span><text:span text:style-name="T520">: after each turn flip a coin,  Crest X% opponent takes 35 damage, <text:s/>Grate X% you take 35 damage. For each 5 damag you take increases the probability of Grate by 1%. Each 5dmg the opponent takes increases the probability of Crest by 1%.</text:span><text:span text:style-name="T521"><text:s/>IMPLEMENTED</text:span></text:p>
      <text:p text:style-name="P522"/>
      <text:p text:style-name="P523"/>
      <text:p text:style-name="P524"/>
      <text:p text:style-name="P525">Day 3:150hp full <text:s/>deck crazy shit in general, objectively unfair, fuck you lol</text:p>
      <text:p text:style-name="normal1"><text:span text:style-name="T526">Siberian Bear Hunter</text:span><text:span text:style-name="T527">: All cards start by having spiky 5. Each time and unblocked card does damage to you, all of the opponents cards gain spiky 1.</text:span><text:span text:style-name="T528"><text:s/>IMPLEMENTED</text:span></text:p>
      <text:p text:style-name="normal1"><text:span text:style-name="T529">Virtuoso:<text:s/></text:span><text:span text:style-name="T530">hand size of 20. if you defend all their cards they receive 50 damage. Each card has burn 5.</text:span><text:span text:style-name="T531"><text:s/>IMPLEMENTED</text:span></text:p>
      <text:p text:style-name="normal1"><text:span text:style-name="T532">Tanker Terrier</text:span><text:span text:style-name="T533">: 15 random cards have Bounce, 15 random cards have Spiky 3. When the opponent is above 75 hp they take 10 damage less from all sources. When they are below that threshold they take triple damage.</text:span><text:span text:style-name="T534"><text:s/>IMPLEMENTED</text:span></text:p>
      <text:soft-page-break/>
      <text:p text:style-name="normal1"><text:span text:style-name="T535">The Kremlin Kleptocrat</text:span><text:span text:style-name="T536">: All cards discarded by the player are copied into the opponent's deck. Cards with the same number and suit that you own are debuffed .</text:span><text:span text:style-name="T537">IMPLEMENTED</text:span></text:p>
      <text:p text:style-name="normal1"><text:span text:style-name="T538">The Perestroika Pragmatist (a pug)</text:span><text:span text:style-name="T539">: all cards have draw 1, at the end of each turn <text:s/>discard all of your remaining hand. You receive 5 damage per card discarded.</text:span><text:span text:style-name="T540">IMPLEMENTED</text:span></text:p>
      <text:p text:style-name="normal1"><text:span text:style-name="T541">The Troika Terror</text:span><text:span text:style-name="T542">: each third instance of damage is tripled. 10 cards +2.</text:span><text:span text:style-name="T543">IMPLEMENTED</text:span></text:p>
      <text:p text:style-name="normal1"><text:span text:style-name="T544">:The cards you played last turn are debuffed for you.</text:span></text:p>
      <text:p text:style-name="normal1"><text:span text:style-name="T545">The Tax Collector</text:span><text:span text:style-name="T546">: Every 5 damage that you get dealt, you loose a ruble. 20 cards have restoring, 10 cards have parry, 15 cards +1.</text:span><text:span text:style-name="T547">IMPLEMENTED</text:span></text:p>
      <text:p text:style-name="normal1"><text:span text:style-name="T548">The Adaptive Alabai</text:span><text:span text:style-name="T549">: Cards that have the same number as any of the cards you <text:s/>played this game <text:s/>are debuffed. 15 cards +1<text:s/></text:span><text:span text:style-name="T550">IMPLEMENTED</text:span></text:p>
      <text:p text:style-name="P551"/>
      <text:p text:style-name="P552"/>
      <text:p text:style-name="P553"/>
      <text:p text:style-name="P554"/>
      <text:p text:style-name="P555"/>
      <text:p text:style-name="P556"/>
      <text:p text:style-name="P557">Bosses weird decks that are custom for each boss, interesting mechanic and some modifiers thrown in.</text:p>
      <text:p text:style-name="normal1"><text:span text:style-name="T558">Day1;</text:span></text:p>
      <text:p text:style-name="normal1"><text:span text:style-name="T559">The Alternating Apparatchik:<text:s/></text:span><text:span text:style-name="T560">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561">IMPLEMENTED</text:span></text:p>
      <text:p text:style-name="normal1"><text:span text:style-name="T562">The Gypsy Wolfhound</text:span><text:span text:style-name="T563">:<text:s/></text:span><text:span text:style-name="T564"><text:s/>at the start of each turn the opponent nominates 3 random cards, If you have them in your hand at the end of the turn you recieve damage equal to the cards damage +5;</text:span><text:span text:style-name="T565"><text:s/>IMPLEMENTED</text:span></text:p>
      <text:p text:style-name="normal1"><text:span text:style-name="T566">The Revolving Revolutionary</text:span><text:span text:style-name="T567">:The suits played last turn are debuffed. Suits Played last turn()<text:s/></text:span><text:span text:style-name="T568">IMPLEMENTED</text:span></text:p>
      <text:p text:style-name="normal1"><text:span text:style-name="T569">Day2:</text:span></text:p>
      <text:p text:style-name="normal1"><text:span text:style-name="T570">InsiderTrader</text:span><text:span text:style-name="T571">: If you lose you stay at 1hp and gain 10x reward modifier. If you win, you lose all your money and gain 0x reward modifer. Each turn you lose 10 health. Damage done by the opponent heals you. Healing applied to you damages you.</text:span><text:span text:style-name="T572"><text:s/>IMPLEMENTED</text:span></text:p>
      <text:p text:style-name="normal1"><text:span text:style-name="T573">Riot Shield Vanguard</text:span><text:span text:style-name="T574">: Any damage done to the opponent is decreased by 10. If the opponent is dealt 5 damage in one turn (x/10), damage from all sources is tripled. 20 cards have spiky 1.</text:span><text:span text:style-name="T575"><text:s/>IMPLEMENTED</text:span></text:p>
      <text:p text:style-name="normal1"><text:span text:style-name="T576">Dictating Duty Officer:<text:s/></text:span><text:span text:style-name="T577">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 text:style-name="T578"><text:s/></text:span><text:span text:style-name="T579">For each turn where you fail to play the correct amount of cards, the damage done increases by 1</text:span><text:span text:style-name="T580"><text:s/>IMPLEMENTED</text:span></text:p>
      <text:p text:style-name="P581"/>
      <text:p text:style-name="P582"/>
      <text:p text:style-name="P583"/>
      <text:p text:style-name="P584"/>
      <text:p text:style-name="P585">Day3:</text:p>
      <text:p text:style-name="normal1"><text:span text:style-name="T586">Balalaechnik</text:span><text:span text:style-name="T587">: 10-A, every third instance of damage dealt by the opponent is tripled.</text:span><text:span text:style-name="T588"><text:s/>IMPLEMENTED</text:span></text:p>
      <text:p text:style-name="normal1"><text:span text:style-name="T589">Launch code Labrador</text:span><text:span text:style-name="T590">:After X turns, the opponent will deal 99% of your health as <text:s/>damage to you. Every X damage you deal to the opponent will delay this <text:s/>from <text:s/>happening by one turn. Every time you delay his attack, the damage required increases.</text:span><text:span text:style-name="T591">IMPLEMENTED</text:span></text:p>
      <text:p text:style-name="normal1"><text:span text:style-name="T592">The Burning Iron Curtain</text:span><text:span text:style-name="T593">: All suits are debuffed. Whole deck has burn 8. The deck is only 9 and 8</text:span><text:span text:style-name="T594"><text:s/>IMPLEMENTED</text:span></text:p>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Active Items (Usable once per encounter):</text:p>
      <text:p text:style-name="P612">Rare (non stackable appear in shops):</text:p>
      <text:p text:style-name="normal1"><text:span text:style-name="T613">Emergency Contact</text:span><text:span text:style-name="T614">: discard right-most card, draw 1 card and heal 5 hp.</text:span><text:span text:style-name="T615">IMPLEMENTED</text:span></text:p>
      <text:p text:style-name="normal1"><text:span text:style-name="T616">Stray's Lucky Coin:<text:s/></text:span><text:span text:style-name="T617">A chance to either have two random cards discarded from you hand (%) or making the opponent discard 2 cards(%). A given outcome increases its possibility to happen in the future.</text:span><text:span text:style-name="T618"><text:s/>IMPLEMENTED</text:span></text:p>
      <text:p text:style-name="normal1"><text:span text:style-name="T619">The Iron Curtain<text:s/></text:span><text:span text:style-name="T620">:Spades debuffed this turn.<text:s/></text:span><text:span text:style-name="T621">IMPLEMENTED</text:span></text:p>
      <text:p text:style-name="normal1"><text:span text:style-name="T622">The Ptyuch Fold</text:span><text:span text:style-name="T623">: Clubs debuffed this turn.</text:span><text:span text:style-name="T624">IMPLEMENTED</text:span></text:p>
      <text:p text:style-name="normal1"><text:span text:style-name="T625">The Red Tape</text:span><text:span text:style-name="T626">: Hearts debuffed this turn.</text:span><text:span text:style-name="T627">IMPLEMENTED</text:span></text:p>
      <text:p text:style-name="normal1"><text:span text:style-name="T628">The Mir Directive</text:span><text:span text:style-name="T629">: Diamonds debuffed this turn.</text:span><text:span text:style-name="T630">IMPLEMENTED</text:span></text:p>
      <text:p text:style-name="normal1"><text:span text:style-name="T631">Prisoner Transfer:<text:s/></text:span><text:span text:style-name="T632">Until the end of the turn, the rightmost card in your hand looses debuffed and <text:s/>the left most card in your deck receives debuffed.</text:span><text:span text:style-name="T633">NEW</text:span></text:p>
      <text:p text:style-name="normal1"><text:span text:style-name="T634">Laika’s Contact:<text:s/></text:span><text:span text:style-name="T635">The righmost card in your deck becomes a laika card. You heal 5hp.</text:span><text:span text:style-name="T636"><text:s/></text:span><text:span text:style-name="T637">IMPLEMENTED</text:span></text:p>
      <text:p text:style-name="P638">Legendary:</text:p>
      <text:p text:style-name="normal1"><text:span text:style-name="T639">Oligarch’s Prestige: o</text:span><text:span text:style-name="T640">pponent discards a card for each modified card in your hand.</text:span><text:span text:style-name="T641">NEW</text:span></text:p>
      <text:p text:style-name="normal1"><text:span text:style-name="T642">Oligarch’s Prerogative</text:span><text:span text:style-name="T643">:All cards in your hand lose debuffed until the end of the turn.<text:s/></text:span><text:span text:style-name="T644">NEW</text:span></text:p>
      <text:p text:style-name="normal1"><text:span text:style-name="T645">The Sentinel's Farewell</text:span><text:span text:style-name="T646">: Set your life total to 1 hp. You cannot receive damage this turn.</text:span><text:span text:style-name="T647">IMPLEMENTED</text:span></text:p>
      <text:p text:style-name="normal1"><text:span text:style-name="T648">Muzzle:<text:s/></text:span><text:span text:style-name="T649">opponent cannot play face cards for one turn.</text:span><text:span text:style-name="T650">IMPLEMENTED</text:span></text:p>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normal1"><text:span text:style-name="T701">TODO:</text:span></text:p>
      <text:p text:style-name="normal1"><text:span text:style-name="T702">put boxed into the item panels like mewgenics</text:span></text:p>
      <text:p text:style-name="P703">Maybe a card modifier that prevents it from being discarded/debuffed? Really rare</text:p>
      <text:p text:style-name="P704">Rework the CC items to either have a drawback or be boss items.</text:p>
      <text:p text:style-name="P705">Add cursor indicator to show that you can reverse.</text:p>
      <text:p text:style-name="P706">Think about adding crit chance.</text:p>
      <text:p text:style-name="P707">Maybe compound tooltips?</text:p>
      <text:p text:style-name="P708">Armor as a stat, flat damage reduction that decreases by the damage dealt each turn.Maybe comes from items of card modifiers.</text:p>
      <text:p text:style-name="P709">Play around with the idea of items doing something for the first/first few turns</text:p>
      <text:p text:style-name="P710">Stray’s coin and similar coin items make the coin physical.</text:p>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12T22:18:00Z</dc:date>
    <meta:template xlink:href="Normal.dotm" xlink:type="simple"/>
    <meta:editing-cycles>661</meta:editing-cycles>
    <meta:editing-duration>PT49200S</meta:editing-duration>
    <meta:user-defined meta:name="AppVersion">15.0000</meta:user-defined>
    <meta:document-statistic meta:page-count="9" meta:paragraph-count="35" meta:word-count="2688" meta:character-count="17979" meta:row-count="127" meta:non-whitespace-character-count="15326"/>
  </office:meta>
</office:document-meta>
</file>